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42.8" calcext:value-type="float">
            <text:p>42.8</text:p>
          </table:table-cell>
          <table:table-cell table:formula="of:=ABS([.B1]-[.A1])/(([.B1]+[.A1])/2)" office:value-type="percentage" office:value="0" calcext:value-type="percentage">
            <text:p>0.00%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6.7" calcext:value-type="float">
            <text:p>86.7</text:p>
          </table:table-cell>
          <table:table-cell table:formula="of:=ABS([.F1]-[.E1])/(([.E1]+[.F1])/2)" office:value-type="percentage" office:value="0.0186263096623982" calcext:value-type="percentage">
            <text:p>1.86%</text:p>
          </table:table-cell>
          <table:table-cell/>
          <table:table-cell table:number-columns-repeated="2" office:value-type="float" office:value="76.7" calcext:value-type="float">
            <text:p>76.7</text:p>
          </table:table-cell>
          <table:table-cell table:formula="of:=ABS([.I1]-[.J1])/(([.I1]+[.J1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M1]-[.N1])/(([.M1]+[.N1])/2)" office:value-type="percentage" office:value="0" calcext:value-type="percentage">
            <text:p>0.00%</text:p>
          </table:table-cell>
          <table:table-cell/>
          <table:table-cell office:value-type="float" office:value="329.8" calcext:value-type="float">
            <text:p>329.8</text:p>
          </table:table-cell>
          <table:table-cell office:value-type="float" office:value="331.5" calcext:value-type="float">
            <text:p>331.5</text:p>
          </table:table-cell>
          <table:table-cell table:style-name="ce1" table:formula="of:=ABS([.Q1]-[.R1])/(([.Q1]+[.R1])/2)" office:value-type="percentage" office:value="0.00514138817480716" calcext:value-type="percentage">
            <text:p>0.51%</text:p>
          </table:table-cell>
        </table:table-row>
        <table:table-row table:style-name="ro1">
          <table:table-cell table:number-columns-repeated="2" office:value-type="float" office:value="50.9" calcext:value-type="float">
            <text:p>50.9</text:p>
          </table:table-cell>
          <table:table-cell table:formula="of:=ABS([.B2]-[.A2])/(([.B2]+[.A2])/2)" office:value-type="percentage" office:value="0" calcext:value-type="percentage">
            <text:p>0.00%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84.8" calcext:value-type="float">
            <text:p>84.8</text:p>
          </table:table-cell>
          <table:table-cell table:formula="of:=ABS([.F2]-[.E2])/(([.E2]+[.F2])/2)" office:value-type="percentage" office:value="0.0360144057623049" calcext:value-type="percentage">
            <text:p>3.60%</text:p>
          </table:table-cell>
          <table:table-cell/>
          <table:table-cell office:value-type="float" office:value="76.6" calcext:value-type="float">
            <text:p>76.6</text:p>
          </table:table-cell>
          <table:table-cell office:value-type="float" office:value="76.7" calcext:value-type="float">
            <text:p>76.7</text:p>
          </table:table-cell>
          <table:table-cell table:formula="of:=ABS([.I2]-[.J2])/(([.I2]+[.J2])/2)" office:value-type="percentage" office:value="0.00130463144161785" calcext:value-type="percentage">
            <text:p>0.13%</text:p>
          </table:table-cell>
          <table:table-cell/>
          <table:table-cell table:number-columns-repeated="2" office:value-type="float" office:value="93.8" calcext:value-type="float">
            <text:p>93.8</text:p>
          </table:table-cell>
          <table:table-cell table:formula="of:=ABS([.M2]-[.N2])/(([.M2]+[.N2])/2)" office:value-type="percentage" office:value="0" calcext:value-type="percentage">
            <text:p>0.00%</text:p>
          </table:table-cell>
          <table:table-cell/>
          <table:table-cell office:value-type="float" office:value="328.5" calcext:value-type="float">
            <text:p>328.5</text:p>
          </table:table-cell>
          <table:table-cell office:value-type="float" office:value="331.4" calcext:value-type="float">
            <text:p>331.4</text:p>
          </table:table-cell>
          <table:table-cell table:style-name="ce1" table:formula="of:=ABS([.Q2]-[.R2])/(([.Q2]+[.R2])/2)" office:value-type="percentage" office:value="0.00878921048643727" calcext:value-type="percentage">
            <text:p>0.88%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41.4" calcext:value-type="float">
            <text:p>41.4</text:p>
          </table:table-cell>
          <table:table-cell table:formula="of:=ABS([.B3]-[.A3])/(([.B3]+[.A3])/2)" office:value-type="percentage" office:value="0.00241837968561068" calcext:value-type="percentage">
            <text:p>0.24%</text:p>
          </table:table-cell>
          <table:table-cell/>
          <table:table-cell office:value-type="float" office:value="85.8" calcext:value-type="float">
            <text:p>85.8</text:p>
          </table:table-cell>
          <table:table-cell office:value-type="float" office:value="88" calcext:value-type="float">
            <text:p>88</text:p>
          </table:table-cell>
          <table:table-cell table:formula="of:=ABS([.F3]-[.E3])/(([.E3]+[.F3])/2)" office:value-type="percentage" office:value="0.0253164556962026" calcext:value-type="percentage">
            <text:p>2.53%</text:p>
          </table:table-cell>
          <table:table-cell/>
          <table:table-cell office:value-type="float" office:value="72.1" calcext:value-type="float">
            <text:p>72.1</text:p>
          </table:table-cell>
          <table:table-cell office:value-type="float" office:value="71.1" calcext:value-type="float">
            <text:p>71.1</text:p>
          </table:table-cell>
          <table:table-cell table:formula="of:=ABS([.I3]-[.J3])/(([.I3]+[.J3])/2)" office:value-type="percentage" office:value="0.0139664804469274" calcext:value-type="percentage">
            <text:p>1.40%</text:p>
          </table:table-cell>
          <table:table-cell/>
          <table:table-cell table:number-columns-repeated="2" office:value-type="float" office:value="69.3" calcext:value-type="float">
            <text:p>69.3</text:p>
          </table:table-cell>
          <table:table-cell table:formula="of:=ABS([.M3]-[.N3])/(([.M3]+[.N3])/2)" office:value-type="percentage" office:value="0" calcext:value-type="percentage">
            <text:p>0.00%</text:p>
          </table:table-cell>
          <table:table-cell/>
          <table:table-cell office:value-type="float" office:value="310.9" calcext:value-type="float">
            <text:p>310.9</text:p>
          </table:table-cell>
          <table:table-cell office:value-type="float" office:value="312.8" calcext:value-type="float">
            <text:p>312.8</text:p>
          </table:table-cell>
          <table:table-cell table:style-name="ce1" table:formula="of:=ABS([.Q3]-[.R3])/(([.Q3]+[.R3])/2)" office:value-type="percentage" office:value="0.00609267275933954" calcext:value-type="percentage">
            <text:p>0.61%</text:p>
          </table:table-cell>
        </table:table-row>
        <table:table-row table:style-name="ro1">
          <table:table-cell table:number-columns-repeated="2" office:value-type="float" office:value="51.2" calcext:value-type="float">
            <text:p>51.2</text:p>
          </table:table-cell>
          <table:table-cell table:formula="of:=ABS([.B4]-[.A4])/(([.B4]+[.A4])/2)" office:value-type="percentage" office:value="0" calcext:value-type="percentage">
            <text:p>0.00%</text:p>
          </table:table-cell>
          <table:table-cell/>
          <table:table-cell office:value-type="float" office:value="80.3" calcext:value-type="float">
            <text:p>80.3</text:p>
          </table:table-cell>
          <table:table-cell office:value-type="float" office:value="81.6" calcext:value-type="float">
            <text:p>81.6</text:p>
          </table:table-cell>
          <table:table-cell table:formula="of:=ABS([.F4]-[.E4])/(([.E4]+[.F4])/2)" office:value-type="percentage" office:value="0.016059295861643" calcext:value-type="percentage">
            <text:p>1.61%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float" office:value="69.6" calcext:value-type="float">
            <text:p>69.6</text:p>
          </table:table-cell>
          <table:table-cell table:formula="of:=ABS([.I4]-[.J4])/(([.I4]+[.J4])/2)" office:value-type="percentage" office:value="0.0100071479628306" calcext:value-type="percentage">
            <text:p>1.00%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formula="of:=ABS([.M4]-[.N4])/(([.M4]+[.N4])/2)" office:value-type="percentage" office:value="0" calcext:value-type="percentage">
            <text:p>0.00%</text:p>
          </table:table-cell>
          <table:table-cell/>
          <table:table-cell office:value-type="float" office:value="275.6" calcext:value-type="float">
            <text:p>275.6</text:p>
          </table:table-cell>
          <table:table-cell office:value-type="float" office:value="276.7" calcext:value-type="float">
            <text:p>276.7</text:p>
          </table:table-cell>
          <table:table-cell table:style-name="ce1" table:formula="of:=ABS([.Q4]-[.R4])/(([.Q4]+[.R4])/2)" office:value-type="percentage" office:value="0.00398334238638409" calcext:value-type="percentage">
            <text:p>0.40%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ABS([.B5]-[.A5])/(([.B5]+[.A5])/2)" office:value-type="percentage" office:value="0" calcext:value-type="percentage">
            <text:p>0.00%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81.2" calcext:value-type="float">
            <text:p>81.2</text:p>
          </table:table-cell>
          <table:table-cell table:formula="of:=ABS([.F5]-[.E5])/(([.E5]+[.F5])/2)" office:value-type="percentage" office:value="0.0199004975124379" calcext:value-type="percentage">
            <text:p>1.99%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1.8" calcext:value-type="float">
            <text:p>61.8</text:p>
          </table:table-cell>
          <table:table-cell table:formula="of:=ABS([.I5]-[.J5])/(([.I5]+[.J5])/2)" office:value-type="percentage" office:value="0.00323101777059778" calcext:value-type="percentage">
            <text:p>0.32%</text:p>
          </table:table-cell>
          <table:table-cell/>
          <table:table-cell table:number-columns-repeated="2" office:value-type="float" office:value="66.3" calcext:value-type="float">
            <text:p>66.3</text:p>
          </table:table-cell>
          <table:table-cell table:formula="of:=ABS([.M5]-[.N5])/(([.M5]+[.N5])/2)" office:value-type="percentage" office:value="0" calcext:value-type="percentage">
            <text:p>0.00%</text:p>
          </table:table-cell>
          <table:table-cell/>
          <table:table-cell office:value-type="float" office:value="258.4" calcext:value-type="float">
            <text:p>258.4</text:p>
          </table:table-cell>
          <table:table-cell office:value-type="float" office:value="259.9" calcext:value-type="float">
            <text:p>259.9</text:p>
          </table:table-cell>
          <table:table-cell table:style-name="ce1" table:formula="of:=ABS([.Q5]-[.R5])/(([.Q5]+[.R5])/2)" office:value-type="percentage" office:value="0.0057881535790083" calcext:value-type="percentage">
            <text:p>0.58%</text:p>
          </table:table-cell>
        </table:table-row>
        <table:table-row table:style-name="ro1">
          <table:table-cell table:number-columns-repeated="2" office:value-type="float" office:value="38.5" calcext:value-type="float">
            <text:p>38.5</text:p>
          </table:table-cell>
          <table:table-cell table:formula="of:=ABS([.B6]-[.A6])/(([.B6]+[.A6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6]-[.E6])/(([.E6]+[.F6])/2)" office:value-type="percentage" office:value="0" calcext:value-type="percentage">
            <text:p>0.00%</text:p>
          </table:table-cell>
          <table:table-cell/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table:formula="of:=ABS([.I6]-[.J6])/(([.I6]+[.J6])/2)" office:value-type="percentage" office:value="0.00724637681159414" calcext:value-type="percentage">
            <text:p>0.72%</text:p>
          </table:table-cell>
          <table:table-cell/>
          <table:table-cell office:value-type="float" office:value="63.2" calcext:value-type="float">
            <text:p>63.2</text:p>
          </table:table-cell>
          <table:table-cell office:value-type="float" office:value="63.3" calcext:value-type="float">
            <text:p>63.3</text:p>
          </table:table-cell>
          <table:table-cell table:formula="of:=ABS([.M6]-[.N6])/(([.M6]+[.N6])/2)" office:value-type="percentage" office:value="0.0015810276679841" calcext:value-type="percentage">
            <text:p>0.16%</text:p>
          </table:table-cell>
          <table:table-cell/>
          <table:table-cell office:value-type="float" office:value="247.3" calcext:value-type="float">
            <text:p>247.3</text:p>
          </table:table-cell>
          <table:table-cell office:value-type="float" office:value="247.2" calcext:value-type="float">
            <text:p>247.2</text:p>
          </table:table-cell>
          <table:table-cell table:style-name="ce1" table:formula="of:=ABS([.Q6]-[.R6])/(([.Q6]+[.R6])/2)" office:value-type="percentage" office:value="0.000404448938321629" calcext:value-type="percentage">
            <text:p>0.04%</text:p>
          </table:table-cell>
        </table:table-row>
        <table:table-row table:style-name="ro1">
          <table:table-cell table:number-columns-repeated="2" office:value-type="float" office:value="42.9" calcext:value-type="float">
            <text:p>42.9</text:p>
          </table:table-cell>
          <table:table-cell table:formula="of:=ABS([.B7]-[.A7])/(([.B7]+[.A7])/2)" office:value-type="percentage" office:value="0" calcext:value-type="percentage">
            <text:p>0.00%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float" office:value="77.2" calcext:value-type="float">
            <text:p>77.2</text:p>
          </table:table-cell>
          <table:table-cell table:formula="of:=ABS([.F7]-[.E7])/(([.E7]+[.F7])/2)" office:value-type="percentage" office:value="0.032916392363397" calcext:value-type="percentage">
            <text:p>3.29%</text:p>
          </table:table-cell>
          <table:table-cell/>
          <table:table-cell table:number-columns-repeated="2" office:value-type="float" office:value="68.9" calcext:value-type="float">
            <text:p>68.9</text:p>
          </table:table-cell>
          <table:table-cell table:formula="of:=ABS([.I7]-[.J7])/(([.I7]+[.J7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56.6" calcext:value-type="float">
            <text:p>56.6</text:p>
          </table:table-cell>
          <table:table-cell table:formula="of:=ABS([.M7]-[.N7])/(([.M7]+[.N7])/2)" office:value-type="percentage" office:value="0" calcext:value-type="percentage">
            <text:p>0.00%</text:p>
          </table:table-cell>
          <table:table-cell/>
          <table:table-cell office:value-type="float" office:value="245.6" calcext:value-type="float">
            <text:p>245.6</text:p>
          </table:table-cell>
          <table:table-cell office:value-type="float" office:value="248.2" calcext:value-type="float">
            <text:p>248.2</text:p>
          </table:table-cell>
          <table:table-cell table:style-name="ce1" table:formula="of:=ABS([.Q7]-[.R7])/(([.Q7]+[.R7])/2)" office:value-type="percentage" office:value="0.010530579181855" calcext:value-type="percentage">
            <text:p>1.05%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80.5" calcext:value-type="float">
            <text:p>80.5</text:p>
          </table:table-cell>
          <table:table-cell table:formula="of:=ABS([.B8]-[.A8])/(([.B8]+[.A8])/2)" office:value-type="percentage" office:value="0.00124300807955245" calcext:value-type="percentage">
            <text:p>0.12%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float" office:value="88.4" calcext:value-type="float">
            <text:p>88.4</text:p>
          </table:table-cell>
          <table:table-cell table:formula="of:=ABS([.F8]-[.E8])/(([.E8]+[.F8])/2)" office:value-type="percentage" office:value="0.0205714285714287" calcext:value-type="percentage">
            <text:p>2.06%</text:p>
          </table:table-cell>
          <table:table-cell/>
          <table:table-cell office:value-type="float" office:value="88.4" calcext:value-type="float">
            <text:p>88.4</text:p>
          </table:table-cell>
          <table:table-cell office:value-type="float" office:value="87.9" calcext:value-type="float">
            <text:p>87.9</text:p>
          </table:table-cell>
          <table:table-cell table:formula="of:=ABS([.I8]-[.J8])/(([.I8]+[.J8])/2)" office:value-type="percentage" office:value="0.00567214974475326" calcext:value-type="percentage">
            <text:p>0.57%</text:p>
          </table:table-cell>
          <table:table-cell/>
          <table:table-cell table:number-columns-repeated="2" office:value-type="float" office:value="56.6" calcext:value-type="float">
            <text:p>56.6</text:p>
          </table:table-cell>
          <table:table-cell table:formula="of:=ABS([.M8]-[.N8])/(([.M8]+[.N8])/2)" office:value-type="percentage" office:value="0" calcext:value-type="percentage">
            <text:p>0.00%</text:p>
          </table:table-cell>
          <table:table-cell/>
          <table:table-cell office:value-type="float" office:value="241.3" calcext:value-type="float">
            <text:p>241.3</text:p>
          </table:table-cell>
          <table:table-cell office:value-type="float" office:value="243.1" calcext:value-type="float">
            <text:p>243.1</text:p>
          </table:table-cell>
          <table:table-cell table:style-name="ce1" table:formula="of:=ABS([.Q8]-[.R8])/(([.Q8]+[.R8])/2)" office:value-type="percentage" office:value="0.00743187448389754" calcext:value-type="percentage">
            <text:p>0.74%</text:p>
          </table:table-cell>
        </table:table-row>
        <table:table-row table:style-name="ro1">
          <table:table-cell table:number-columns-repeated="2" office:value-type="float" office:value="30.6" calcext:value-type="float">
            <text:p>30.6</text:p>
          </table:table-cell>
          <table:table-cell table:formula="of:=ABS([.B9]-[.A9])/(([.B9]+[.A9])/2)" office:value-type="percentage" office:value="0" calcext:value-type="percentage">
            <text:p>0.00%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80.2" calcext:value-type="float">
            <text:p>80.2</text:p>
          </table:table-cell>
          <table:table-cell table:formula="of:=ABS([.F9]-[.E9])/(([.E9]+[.F9])/2)" office:value-type="percentage" office:value="0.021424070573409" calcext:value-type="percentage">
            <text:p>2.14%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68.1" calcext:value-type="float">
            <text:p>68.1</text:p>
          </table:table-cell>
          <table:table-cell table:formula="of:=ABS([.I9]-[.J9])/(([.I9]+[.J9])/2)" office:value-type="percentage" office:value="0.00585651537335294" calcext:value-type="percentage">
            <text:p>0.59%</text:p>
          </table:table-cell>
          <table:table-cell/>
          <table:table-cell table:number-columns-repeated="2" office:value-type="float" office:value="56.6" calcext:value-type="float">
            <text:p>56.6</text:p>
          </table:table-cell>
          <table:table-cell table:formula="of:=ABS([.M9]-[.N9])/(([.M9]+[.N9])/2)" office:value-type="percentage" office:value="0" calcext:value-type="percentage">
            <text:p>0.00%</text:p>
          </table:table-cell>
          <table:table-cell/>
          <table:table-cell office:value-type="float" office:value="229.3" calcext:value-type="float">
            <text:p>229.3</text:p>
          </table:table-cell>
          <table:table-cell office:value-type="float" office:value="231" calcext:value-type="float">
            <text:p>231</text:p>
          </table:table-cell>
          <table:table-cell table:style-name="ce1" table:formula="of:=ABS([.Q9]-[.R9])/(([.Q9]+[.R9])/2)" office:value-type="percentage" office:value="0.00738648707364757" calcext:value-type="percentage">
            <text:p>0.74%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table:formula="of:=ABS([.B10]-[.A10])/(([.B10]+[.A10])/2)" office:value-type="percentage" office:value="0.00593471810089008" calcext:value-type="percentage">
            <text:p>0.59%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92.1" calcext:value-type="float">
            <text:p>92.1</text:p>
          </table:table-cell>
          <table:table-cell table:formula="of:=ABS([.F10]-[.E10])/(([.E10]+[.F10])/2)" office:value-type="percentage" office:value="0.0421286031042128" calcext:value-type="percentage">
            <text:p>4.21%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float" office:value="75.3" calcext:value-type="float">
            <text:p>75.3</text:p>
          </table:table-cell>
          <table:table-cell table:formula="of:=ABS([.I10]-[.J10])/(([.I10]+[.J10])/2)" office:value-type="percentage" office:value="0.00265957446808514" calcext:value-type="percentage">
            <text:p>0.27%</text:p>
          </table:table-cell>
          <table:table-cell/>
          <table:table-cell table:number-columns-repeated="2" office:value-type="float" office:value="84.9" calcext:value-type="float">
            <text:p>84.9</text:p>
          </table:table-cell>
          <table:table-cell table:formula="of:=ABS([.M10]-[.N10])/(([.M10]+[.N10])/2)" office:value-type="percentage" office:value="0" calcext:value-type="percentage">
            <text:p>0.00%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25.6" calcext:value-type="float">
            <text:p>225.6</text:p>
          </table:table-cell>
          <table:table-cell table:style-name="ce1" table:formula="of:=ABS([.Q10]-[.R10])/(([.Q10]+[.R10])/2)" office:value-type="percentage" office:value="0.0160857908847185" calcext:value-type="percentage">
            <text:p>1.61%</text:p>
          </table:table-cell>
        </table:table-row>
        <table:table-row table:style-name="ro1">
          <table:table-cell table:number-columns-repeated="2" office:value-type="float" office:value="33.2" calcext:value-type="float">
            <text:p>33.2</text:p>
          </table:table-cell>
          <table:table-cell table:formula="of:=ABS([.B11]-[.A11])/(([.B11]+[.A11])/2)" office:value-type="percentage" office:value="0" calcext:value-type="percentage">
            <text:p>0.00%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81.4" calcext:value-type="float">
            <text:p>81.4</text:p>
          </table:table-cell>
          <table:table-cell table:formula="of:=ABS([.F11]-[.E11])/(([.E11]+[.F11])/2)" office:value-type="percentage" office:value="0.0337289194253592" calcext:value-type="percentage">
            <text:p>3.37%</text:p>
          </table:table-cell>
          <table:table-cell/>
          <table:table-cell office:value-type="float" office:value="59.9" calcext:value-type="float">
            <text:p>59.9</text:p>
          </table:table-cell>
          <table:table-cell office:value-type="float" office:value="60.1" calcext:value-type="float">
            <text:p>60.1</text:p>
          </table:table-cell>
          <table:table-cell table:formula="of:=ABS([.I11]-[.J11])/(([.I11]+[.J11])/2)" office:value-type="percentage" office:value="0.00333333333333338" calcext:value-type="percentage">
            <text:p>0.33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11]-[.N11])/(([.M11]+[.N11])/2)" office:value-type="percentage" office:value="0" calcext:value-type="percentage">
            <text:p>0.00%</text:p>
          </table:table-cell>
          <table:table-cell/>
          <table:table-cell office:value-type="float" office:value="221.6" calcext:value-type="float">
            <text:p>221.6</text:p>
          </table:table-cell>
          <table:table-cell office:value-type="float" office:value="224.3" calcext:value-type="float">
            <text:p>224.3</text:p>
          </table:table-cell>
          <table:table-cell table:style-name="ce1" table:formula="of:=ABS([.Q11]-[.R11])/(([.Q11]+[.R11])/2)" office:value-type="percentage" office:value="0.012110338640951" calcext:value-type="percentage">
            <text:p>1.21%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59" calcext:value-type="float">
            <text:p>59</text:p>
          </table:table-cell>
          <table:table-cell table:formula="of:=ABS([.B12]-[.A12])/(([.B12]+[.A12])/2)" office:value-type="percentage" office:value="0.00169635284139103" calcext:value-type="percentage">
            <text:p>0.17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12]-[.E12])/(([.E12]+[.F12])/2)" office:value-type="percentage" office:value="0" calcext:value-type="percentage">
            <text:p>0.00%</text:p>
          </table:table-cell>
          <table:table-cell/>
          <table:table-cell office:value-type="float" office:value="86.9" calcext:value-type="float">
            <text:p>86.9</text:p>
          </table:table-cell>
          <table:table-cell office:value-type="float" office:value="86.8" calcext:value-type="float">
            <text:p>86.8</text:p>
          </table:table-cell>
          <table:table-cell table:formula="of:=ABS([.I12]-[.J12])/(([.I12]+[.J12])/2)" office:value-type="percentage" office:value="0.00115141047783545" calcext:value-type="percentage">
            <text:p>0.12%</text:p>
          </table:table-cell>
          <table:table-cell/>
          <table:table-cell table:number-columns-repeated="2" office:value-type="float" office:value="44.7" calcext:value-type="float">
            <text:p>44.7</text:p>
          </table:table-cell>
          <table:table-cell table:formula="of:=ABS([.M12]-[.N12])/(([.M12]+[.N12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21" calcext:value-type="float">
            <text:p>221</text:p>
          </table:table-cell>
          <table:table-cell table:style-name="ce1" table:formula="of:=ABS([.Q12]-[.R12])/(([.Q12]+[.R12])/2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83.8" calcext:value-type="float">
            <text:p>83.8</text:p>
          </table:table-cell>
          <table:table-cell table:formula="of:=ABS([.B13]-[.A13])/(([.B13]+[.A13])/2)" office:value-type="percentage" office:value="0" calcext:value-type="percentage">
            <text:p>0.00%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79" calcext:value-type="float">
            <text:p>79</text:p>
          </table:table-cell>
          <table:table-cell table:formula="of:=ABS([.F13]-[.E13])/(([.E13]+[.F13])/2)" office:value-type="percentage" office:value="0.00634920634920635" calcext:value-type="percentage">
            <text:p>0.63%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54.7" calcext:value-type="float">
            <text:p>54.7</text:p>
          </table:table-cell>
          <table:table-cell table:formula="of:=ABS([.I13]-[.J13])/(([.I13]+[.J13])/2)" office:value-type="percentage" office:value="0.0127157129881925" calcext:value-type="percentage">
            <text:p>1.27%</text:p>
          </table:table-cell>
          <table:table-cell/>
          <table:table-cell table:number-columns-repeated="2" office:value-type="float" office:value="44.7" calcext:value-type="float">
            <text:p>44.7</text:p>
          </table:table-cell>
          <table:table-cell table:formula="of:=ABS([.M13]-[.N13])/(([.M13]+[.N13])/2)" office:value-type="percentage" office:value="0" calcext:value-type="percentage">
            <text:p>0.00%</text:p>
          </table:table-cell>
          <table:table-cell/>
          <table:table-cell office:value-type="float" office:value="218.1" calcext:value-type="float">
            <text:p>218.1</text:p>
          </table:table-cell>
          <table:table-cell office:value-type="float" office:value="218.4" calcext:value-type="float">
            <text:p>218.4</text:p>
          </table:table-cell>
          <table:table-cell table:style-name="ce1" table:formula="of:=ABS([.Q13]-[.R13])/(([.Q13]+[.R13])/2)" office:value-type="percentage" office:value="0.00137457044673545" calcext:value-type="percentage">
            <text:p>0.14%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91.5" calcext:value-type="float">
            <text:p>91.5</text:p>
          </table:table-cell>
          <table:table-cell table:formula="of:=ABS([.B14]-[.A14])/(([.B14]+[.A14])/2)" office:value-type="percentage" office:value="0.00109349371241109" calcext:value-type="percentage">
            <text:p>0.11%</text:p>
          </table:table-cell>
          <table:table-cell/>
          <table:table-cell office:value-type="float" office:value="79.7" calcext:value-type="float">
            <text:p>79.7</text:p>
          </table:table-cell>
          <table:table-cell office:value-type="float" office:value="80.6" calcext:value-type="float">
            <text:p>80.6</text:p>
          </table:table-cell>
          <table:table-cell table:formula="of:=ABS([.F14]-[.E14])/(([.E14]+[.F14])/2)" office:value-type="percentage" office:value="0.0112289457267622" calcext:value-type="percentage">
            <text:p>1.12%</text:p>
          </table:table-cell>
          <table:table-cell/>
          <table:table-cell office:value-type="float" office:value="60.1" calcext:value-type="float">
            <text:p>60.1</text:p>
          </table:table-cell>
          <table:table-cell office:value-type="float" office:value="59.2" calcext:value-type="float">
            <text:p>59.2</text:p>
          </table:table-cell>
          <table:table-cell table:formula="of:=ABS([.I14]-[.J14])/(([.I14]+[.J14])/2)" office:value-type="percentage" office:value="0.0150880134115675" calcext:value-type="percentage">
            <text:p>1.51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14]-[.N14])/(([.M14]+[.N14])/2)" office:value-type="percentage" office:value="0" calcext:value-type="percentage">
            <text:p>0.00%</text:p>
          </table:table-cell>
          <table:table-cell/>
          <table:table-cell office:value-type="float" office:value="217.8" calcext:value-type="float">
            <text:p>217.8</text:p>
          </table:table-cell>
          <table:table-cell office:value-type="float" office:value="218.5" calcext:value-type="float">
            <text:p>218.5</text:p>
          </table:table-cell>
          <table:table-cell table:style-name="ce1" table:formula="of:=ABS([.Q14]-[.R14])/(([.Q14]+[.R14])/2)" office:value-type="percentage" office:value="0.00320880128352046" calcext:value-type="percentage">
            <text:p>0.32%</text:p>
          </table:table-cell>
        </table:table-row>
        <table:table-row table:style-name="ro1">
          <table:table-cell table:number-columns-repeated="2" office:value-type="float" office:value="61.9" calcext:value-type="float">
            <text:p>61.9</text:p>
          </table:table-cell>
          <table:table-cell table:formula="of:=ABS([.B15]-[.A15])/(([.B15]+[.A15])/2)" office:value-type="percentage" office:value="0" calcext:value-type="percentage">
            <text:p>0.00%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table:formula="of:=ABS([.F15]-[.E15])/(([.E15]+[.F15])/2)" office:value-type="percentage" office:value="0.00417972831765941" calcext:value-type="percentage">
            <text:p>0.42%</text:p>
          </table:table-cell>
          <table:table-cell/>
          <table:table-cell office:value-type="float" office:value="89.3" calcext:value-type="float">
            <text:p>89.3</text:p>
          </table:table-cell>
          <table:table-cell office:value-type="float" office:value="89.1" calcext:value-type="float">
            <text:p>89.1</text:p>
          </table:table-cell>
          <table:table-cell table:formula="of:=ABS([.I15]-[.J15])/(([.I15]+[.J15])/2)" office:value-type="percentage" office:value="0.00224215246636775" calcext:value-type="percentage">
            <text:p>0.22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15]-[.N15])/(([.M15]+[.N15])/2)" office:value-type="percentage" office:value="0" calcext:value-type="percentage">
            <text:p>0.00%</text:p>
          </table:table-cell>
          <table:table-cell/>
          <table:table-cell office:value-type="float" office:value="215.3" calcext:value-type="float">
            <text:p>215.3</text:p>
          </table:table-cell>
          <table:table-cell office:value-type="float" office:value="215.7" calcext:value-type="float">
            <text:p>215.7</text:p>
          </table:table-cell>
          <table:table-cell table:style-name="ce1" table:formula="of:=ABS([.Q15]-[.R15])/(([.Q15]+[.R15])/2)" office:value-type="percentage" office:value="0.00185614849187924" calcext:value-type="percentage">
            <text:p>0.19%</text:p>
          </table:table-cell>
        </table:table-row>
        <table:table-row table:style-name="ro1">
          <table:table-cell table:number-columns-repeated="2" office:value-type="float" office:value="32.3" calcext:value-type="float">
            <text:p>32.3</text:p>
          </table:table-cell>
          <table:table-cell table:formula="of:=ABS([.B16]-[.A16])/(([.B16]+[.A16])/2)" office:value-type="percentage" office:value="0" calcext:value-type="percentage">
            <text:p>0.00%</text:p>
          </table:table-cell>
          <table:table-cell/>
          <table:table-cell office:value-type="float" office:value="80.8" calcext:value-type="float">
            <text:p>80.8</text:p>
          </table:table-cell>
          <table:table-cell office:value-type="float" office:value="84.5" calcext:value-type="float">
            <text:p>84.5</text:p>
          </table:table-cell>
          <table:table-cell table:formula="of:=ABS([.F16]-[.E16])/(([.E16]+[.F16])/2)" office:value-type="percentage" office:value="0.044767090139141" calcext:value-type="percentage">
            <text:p>4.48%</text:p>
          </table:table-cell>
          <table:table-cell/>
          <table:table-cell table:number-columns-repeated="2" office:value-type="float" office:value="81.9" calcext:value-type="float">
            <text:p>81.9</text:p>
          </table:table-cell>
          <table:table-cell table:formula="of:=ABS([.I16]-[.J16])/(([.I16]+[.J16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4.7" calcext:value-type="float">
            <text:p>44.7</text:p>
          </table:table-cell>
          <table:table-cell table:formula="of:=ABS([.M16]-[.N16])/(([.M16]+[.N16])/2)" office:value-type="percentage" office:value="0" calcext:value-type="percentage">
            <text:p>0.00%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18.7" calcext:value-type="float">
            <text:p>218.7</text:p>
          </table:table-cell>
          <table:table-cell table:style-name="ce1" table:formula="of:=ABS([.Q16]-[.R16])/(([.Q16]+[.R16])/2)" office:value-type="percentage" office:value="0.0170624855891168" calcext:value-type="percentage">
            <text:p>1.71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1" calcext:value-type="float">
            <text:p>44.1</text:p>
          </table:table-cell>
          <table:table-cell table:formula="of:=ABS([.B17]-[.A17])/(([.B17]+[.A17])/2)" office:value-type="percentage" office:value="0.00227014755959141" calcext:value-type="percentage">
            <text:p>0.23%</text:p>
          </table:table-cell>
          <table:table-cell/>
          <table:table-cell office:value-type="float" office:value="86.9" calcext:value-type="float">
            <text:p>86.9</text:p>
          </table:table-cell>
          <table:table-cell office:value-type="float" office:value="89.7" calcext:value-type="float">
            <text:p>89.7</text:p>
          </table:table-cell>
          <table:table-cell table:formula="of:=ABS([.F17]-[.E17])/(([.E17]+[.F17])/2)" office:value-type="percentage" office:value="0.0317100792751981" calcext:value-type="percentage">
            <text:p>3.17%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83.7" calcext:value-type="float">
            <text:p>83.7</text:p>
          </table:table-cell>
          <table:table-cell table:formula="of:=ABS([.I17]-[.J17])/(([.I17]+[.J17])/2)" office:value-type="percentage" office:value="0.00476758045292004" calcext:value-type="percentage">
            <text:p>0.48%</text:p>
          </table:table-cell>
          <table:table-cell/>
          <table:table-cell table:number-columns-repeated="2" office:value-type="float" office:value="66.3" calcext:value-type="float">
            <text:p>66.3</text:p>
          </table:table-cell>
          <table:table-cell table:formula="of:=ABS([.M17]-[.N17])/(([.M17]+[.N17])/2)" office:value-type="percentage" office:value="0" calcext:value-type="percentage">
            <text:p>0.00%</text:p>
          </table:table-cell>
          <table:table-cell/>
          <table:table-cell office:value-type="float" office:value="214.1" calcext:value-type="float">
            <text:p>214.1</text:p>
          </table:table-cell>
          <table:table-cell office:value-type="float" office:value="216.8" calcext:value-type="float">
            <text:p>216.8</text:p>
          </table:table-cell>
          <table:table-cell table:style-name="ce1" table:formula="of:=ABS([.Q17]-[.R17])/(([.Q17]+[.R17])/2)" office:value-type="percentage" office:value="0.0125319099559063" calcext:value-type="percentage">
            <text:p>1.25%</text:p>
          </table:table-cell>
        </table:table-row>
        <table:table-row table:style-name="ro1">
          <table:table-cell table:number-columns-repeated="2" office:value-type="float" office:value="52.3" calcext:value-type="float">
            <text:p>52.3</text:p>
          </table:table-cell>
          <table:table-cell table:formula="of:=ABS([.B18]-[.A18])/(([.B18]+[.A18])/2)" office:value-type="percentage" office:value="0" calcext:value-type="percentage">
            <text:p>0.00%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86.2" calcext:value-type="float">
            <text:p>86.2</text:p>
          </table:table-cell>
          <table:table-cell table:formula="of:=ABS([.F18]-[.E18])/(([.E18]+[.F18])/2)" office:value-type="percentage" office:value="0.0116686114352392" calcext:value-type="percentage">
            <text:p>1.17%</text:p>
          </table:table-cell>
          <table:table-cell/>
          <table:table-cell office:value-type="float" office:value="83.7" calcext:value-type="float">
            <text:p>83.7</text:p>
          </table:table-cell>
          <table:table-cell office:value-type="float" office:value="83.1" calcext:value-type="float">
            <text:p>83.1</text:p>
          </table:table-cell>
          <table:table-cell table:formula="of:=ABS([.I18]-[.J18])/(([.I18]+[.J18])/2)" office:value-type="percentage" office:value="0.00719424460431665" calcext:value-type="percentage">
            <text:p>0.72%</text:p>
          </table:table-cell>
          <table:table-cell/>
          <table:table-cell table:number-columns-repeated="2" office:value-type="float" office:value="56.6" calcext:value-type="float">
            <text:p>56.6</text:p>
          </table:table-cell>
          <table:table-cell table:formula="of:=ABS([.M18]-[.N18])/(([.M18]+[.N18])/2)" office:value-type="percentage" office:value="0" calcext:value-type="percentage">
            <text:p>0.00%</text:p>
          </table:table-cell>
          <table:table-cell/>
          <table:table-cell office:value-type="float" office:value="210.7" calcext:value-type="float">
            <text:p>210.7</text:p>
          </table:table-cell>
          <table:table-cell office:value-type="float" office:value="211.7" calcext:value-type="float">
            <text:p>211.7</text:p>
          </table:table-cell>
          <table:table-cell table:style-name="ce1" table:formula="of:=ABS([.Q18]-[.R18])/(([.Q18]+[.R18])/2)" office:value-type="percentage" office:value="0.00473484848484849" calcext:value-type="percentage">
            <text:p>0.47%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51.9" calcext:value-type="float">
            <text:p>51.9</text:p>
          </table:table-cell>
          <table:table-cell table:formula="of:=ABS([.B19]-[.A19])/(([.B19]+[.A19])/2)" office:value-type="percentage" office:value="0.00192864030858248" calcext:value-type="percentage">
            <text:p>0.19%</text:p>
          </table:table-cell>
          <table:table-cell/>
          <table:table-cell office:value-type="float" office:value="83.9" calcext:value-type="float">
            <text:p>83.9</text:p>
          </table:table-cell>
          <table:table-cell office:value-type="float" office:value="86.5" calcext:value-type="float">
            <text:p>86.5</text:p>
          </table:table-cell>
          <table:table-cell table:formula="of:=ABS([.F19]-[.E19])/(([.E19]+[.F19])/2)" office:value-type="percentage" office:value="0.0305164319248826" calcext:value-type="percentage">
            <text:p>3.05%</text:p>
          </table:table-cell>
          <table:table-cell/>
          <table:table-cell office:value-type="float" office:value="83.3" calcext:value-type="float">
            <text:p>83.3</text:p>
          </table:table-cell>
          <table:table-cell office:value-type="float" office:value="83.1" calcext:value-type="float">
            <text:p>83.1</text:p>
          </table:table-cell>
          <table:table-cell table:formula="of:=ABS([.I19]-[.J19])/(([.I19]+[.J19])/2)" office:value-type="percentage" office:value="0.00240384615384619" calcext:value-type="percentage">
            <text:p>0.24%</text:p>
          </table:table-cell>
          <table:table-cell/>
          <table:table-cell table:number-columns-repeated="2" office:value-type="float" office:value="56.6" calcext:value-type="float">
            <text:p>56.6</text:p>
          </table:table-cell>
          <table:table-cell table:formula="of:=ABS([.M19]-[.N19])/(([.M19]+[.N19])/2)" office:value-type="percentage" office:value="0" calcext:value-type="percentage">
            <text:p>0.00%</text:p>
          </table:table-cell>
          <table:table-cell/>
          <table:table-cell office:value-type="float" office:value="208.9" calcext:value-type="float">
            <text:p>208.9</text:p>
          </table:table-cell>
          <table:table-cell office:value-type="float" office:value="211.6" calcext:value-type="float">
            <text:p>211.6</text:p>
          </table:table-cell>
          <table:table-cell table:style-name="ce1" table:formula="of:=ABS([.Q19]-[.R19])/(([.Q19]+[.R19])/2)" office:value-type="percentage" office:value="0.0128418549346016" calcext:value-type="percentage">
            <text:p>1.28%</text:p>
          </table:table-cell>
        </table:table-row>
        <table:table-row table:style-name="ro1">
          <table:table-cell table:number-columns-repeated="2" office:value-type="float" office:value="25.8" calcext:value-type="float">
            <text:p>25.8</text:p>
          </table:table-cell>
          <table:table-cell table:formula="of:=ABS([.B20]-[.A20])/(([.B20]+[.A20])/2)" office:value-type="percentage" office:value="0" calcext:value-type="percentage">
            <text:p>0.00%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91.6" calcext:value-type="float">
            <text:p>91.6</text:p>
          </table:table-cell>
          <table:table-cell table:formula="of:=ABS([.F20]-[.E20])/(([.E20]+[.F20])/2)" office:value-type="percentage" office:value="0.0131868131868131" calcext:value-type="percentage">
            <text:p>1.32%</text:p>
          </table:table-cell>
          <table:table-cell/>
          <table:table-cell table:number-columns-repeated="2" office:value-type="float" office:value="71.8" calcext:value-type="float">
            <text:p>71.8</text:p>
          </table:table-cell>
          <table:table-cell table:formula="of:=ABS([.I20]-[.J20])/(([.I20]+[.J20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20]-[.N20])/(([.M20]+[.N20])/2)" office:value-type="percentage" office:value="0" calcext:value-type="percentage">
            <text:p>0.00%</text:p>
          </table:table-cell>
          <table:table-cell/>
          <table:table-cell office:value-type="float" office:value="208.8" calcext:value-type="float">
            <text:p>208.8</text:p>
          </table:table-cell>
          <table:table-cell office:value-type="float" office:value="210.1" calcext:value-type="float">
            <text:p>210.1</text:p>
          </table:table-cell>
          <table:table-cell table:style-name="ce1" table:formula="of:=ABS([.Q20]-[.R20])/(([.Q20]+[.R20])/2)" office:value-type="percentage" office:value="0.0062067319169252" calcext:value-type="percentage">
            <text:p>0.62%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78.7" calcext:value-type="float">
            <text:p>78.7</text:p>
          </table:table-cell>
          <table:table-cell table:formula="of:=ABS([.B21]-[.A21])/(([.B21]+[.A21])/2)" office:value-type="percentage" office:value="0.0012698412698412" calcext:value-type="percentage">
            <text:p>0.13%</text:p>
          </table:table-cell>
          <table:table-cell/>
          <table:table-cell office:value-type="float" office:value="72.4" calcext:value-type="float">
            <text:p>72.4</text:p>
          </table:table-cell>
          <table:table-cell office:value-type="float" office:value="72.8" calcext:value-type="float">
            <text:p>72.8</text:p>
          </table:table-cell>
          <table:table-cell table:formula="of:=ABS([.F21]-[.E21])/(([.E21]+[.F21])/2)" office:value-type="percentage" office:value="0.00550964187327812" calcext:value-type="percentage">
            <text:p>0.55%</text:p>
          </table:table-cell>
          <table:table-cell/>
          <table:table-cell office:value-type="float" office:value="60.2" calcext:value-type="float">
            <text:p>60.2</text:p>
          </table:table-cell>
          <table:table-cell office:value-type="float" office:value="60.1" calcext:value-type="float">
            <text:p>60.1</text:p>
          </table:table-cell>
          <table:table-cell table:formula="of:=ABS([.I21]-[.J21])/(([.I21]+[.J21])/2)" office:value-type="percentage" office:value="0.00166251039068997" calcext:value-type="percentage">
            <text:p>0.17%</text:p>
          </table:table-cell>
          <table:table-cell/>
          <table:table-cell table:number-columns-repeated="2" office:value-type="float" office:value="44.7" calcext:value-type="float">
            <text:p>44.7</text:p>
          </table:table-cell>
          <table:table-cell table:formula="of:=ABS([.M21]-[.N21])/(([.M21]+[.N21])/2)" office:value-type="percentage" office:value="0" calcext:value-type="percentage">
            <text:p>0.00%</text:p>
          </table:table-cell>
          <table:table-cell/>
          <table:table-cell office:value-type="float" office:value="207.9" calcext:value-type="float">
            <text:p>207.9</text:p>
          </table:table-cell>
          <table:table-cell office:value-type="float" office:value="208.3" calcext:value-type="float">
            <text:p>208.3</text:p>
          </table:table-cell>
          <table:table-cell table:style-name="ce1" table:formula="of:=ABS([.Q21]-[.R21])/(([.Q21]+[.R21])/2)" office:value-type="percentage" office:value="0.00192215281114851" calcext:value-type="percentage">
            <text:p>0.19%</text:p>
          </table:table-cell>
        </table:table-row>
        <table:table-row table:style-name="ro1">
          <table:table-cell table:number-columns-repeated="2" office:value-type="float" office:value="43.5" calcext:value-type="float">
            <text:p>43.5</text:p>
          </table:table-cell>
          <table:table-cell table:formula="of:=ABS([.B22]-[.A22])/(([.B22]+[.A22])/2)" office:value-type="percentage" office:value="0" calcext:value-type="percentage">
            <text:p>0.00%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85.7" calcext:value-type="float">
            <text:p>85.7</text:p>
          </table:table-cell>
          <table:table-cell table:formula="of:=ABS([.F22]-[.E22])/(([.E22]+[.F22])/2)" office:value-type="percentage" office:value="0.00585137507314219" calcext:value-type="percentage">
            <text:p>0.59%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76.7" calcext:value-type="float">
            <text:p>76.7</text:p>
          </table:table-cell>
          <table:table-cell table:formula="of:=ABS([.I22]-[.J22])/(([.I22]+[.J22])/2)" office:value-type="percentage" office:value="0.0103761348897535" calcext:value-type="percentage">
            <text:p>1.04%</text:p>
          </table:table-cell>
          <table:table-cell/>
          <table:table-cell office:value-type="float" office:value="63.2" calcext:value-type="float">
            <text:p>63.2</text:p>
          </table:table-cell>
          <table:table-cell office:value-type="float" office:value="63.3" calcext:value-type="float">
            <text:p>63.3</text:p>
          </table:table-cell>
          <table:table-cell table:formula="of:=ABS([.M22]-[.N22])/(([.M22]+[.N22])/2)" office:value-type="percentage" office:value="0.0015810276679841" calcext:value-type="percentage">
            <text:p>0.16%</text:p>
          </table:table-cell>
          <table:table-cell/>
          <table:table-cell office:value-type="float" office:value="207.4" calcext:value-type="float">
            <text:p>207.4</text:p>
          </table:table-cell>
          <table:table-cell office:value-type="float" office:value="207.7" calcext:value-type="float">
            <text:p>207.7</text:p>
          </table:table-cell>
          <table:table-cell table:style-name="ce1" table:formula="of:=ABS([.Q22]-[.R22])/(([.Q22]+[.R22])/2)" office:value-type="percentage" office:value="0.00144543483497944" calcext:value-type="percentage">
            <text:p>0.14%</text:p>
          </table:table-cell>
        </table:table-row>
        <table:table-row table:style-name="ro1">
          <table:table-cell table:number-columns-repeated="2" office:value-type="float" office:value="39.3" calcext:value-type="float">
            <text:p>39.3</text:p>
          </table:table-cell>
          <table:table-cell table:formula="of:=ABS([.B23]-[.A23])/(([.B23]+[.A23])/2)" office:value-type="percentage" office:value="0" calcext:value-type="percentage">
            <text:p>0.00%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78.2" calcext:value-type="float">
            <text:p>78.2</text:p>
          </table:table-cell>
          <table:table-cell table:formula="of:=ABS([.F23]-[.E23])/(([.E23]+[.F23])/2)" office:value-type="percentage" office:value="0.00899165061014776" calcext:value-type="percentage">
            <text:p>0.90%</text:p>
          </table:table-cell>
          <table:table-cell/>
          <table:table-cell office:value-type="float" office:value="69.2" calcext:value-type="float">
            <text:p>69.2</text:p>
          </table:table-cell>
          <table:table-cell office:value-type="float" office:value="68.9" calcext:value-type="float">
            <text:p>68.9</text:p>
          </table:table-cell>
          <table:table-cell table:formula="of:=ABS([.I23]-[.J23])/(([.I23]+[.J23])/2)" office:value-type="percentage" office:value="0.00434467776973204" calcext:value-type="percentage">
            <text:p>0.43%</text:p>
          </table:table-cell>
          <table:table-cell/>
          <table:table-cell table:number-columns-repeated="2" office:value-type="float" office:value="74.8" calcext:value-type="float">
            <text:p>74.8</text:p>
          </table:table-cell>
          <table:table-cell table:formula="of:=ABS([.M23]-[.N23])/(([.M23]+[.N23])/2)" office:value-type="percentage" office:value="0" calcext:value-type="percentage">
            <text:p>0.00%</text:p>
          </table:table-cell>
          <table:table-cell/>
          <table:table-cell office:value-type="float" office:value="205.4" calcext:value-type="float">
            <text:p>205.4</text:p>
          </table:table-cell>
          <table:table-cell office:value-type="float" office:value="206.1" calcext:value-type="float">
            <text:p>206.1</text:p>
          </table:table-cell>
          <table:table-cell table:style-name="ce1" table:formula="of:=ABS([.Q23]-[.R23])/(([.Q23]+[.R23])/2)" office:value-type="percentage" office:value="0.00340218712029156" calcext:value-type="percentage">
            <text:p>0.34%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50" calcext:value-type="float">
            <text:p>50</text:p>
          </table:table-cell>
          <table:table-cell table:formula="of:=ABS([.B24]-[.A24])/(([.B24]+[.A24])/2)" office:value-type="percentage" office:value="0.00200200200200203" calcext:value-type="percentage">
            <text:p>0.20%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74.4" calcext:value-type="float">
            <text:p>74.4</text:p>
          </table:table-cell>
          <table:table-cell table:formula="of:=ABS([.F24]-[.E24])/(([.E24]+[.F24])/2)" office:value-type="percentage" office:value="0.0258679373723622" calcext:value-type="percentage">
            <text:p>2.59%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67.4" calcext:value-type="float">
            <text:p>67.4</text:p>
          </table:table-cell>
          <table:table-cell table:formula="of:=ABS([.I24]-[.J24])/(([.I24]+[.J24])/2)" office:value-type="percentage" office:value="0.00148257968865818" calcext:value-type="percentage">
            <text:p>0.15%</text:p>
          </table:table-cell>
          <table:table-cell/>
          <table:table-cell table:number-columns-repeated="2" office:value-type="float" office:value="69.3" calcext:value-type="float">
            <text:p>69.3</text:p>
          </table:table-cell>
          <table:table-cell table:formula="of:=ABS([.M24]-[.N24])/(([.M24]+[.N24])/2)" office:value-type="percentage" office:value="0" calcext:value-type="percentage">
            <text:p>0.00%</text:p>
          </table:table-cell>
          <table:table-cell/>
          <table:table-cell office:value-type="float" office:value="205.2" calcext:value-type="float">
            <text:p>205.2</text:p>
          </table:table-cell>
          <table:table-cell office:value-type="float" office:value="207.1" calcext:value-type="float">
            <text:p>207.1</text:p>
          </table:table-cell>
          <table:table-cell table:style-name="ce1" table:formula="of:=ABS([.Q24]-[.R24])/(([.Q24]+[.R24])/2)" office:value-type="percentage" office:value="0.00921658986175118" calcext:value-type="percentage">
            <text:p>0.92%</text:p>
          </table:table-cell>
        </table:table-row>
        <table:table-row table:style-name="ro1">
          <table:table-cell table:number-columns-repeated="2" office:value-type="float" office:value="82.7" calcext:value-type="float">
            <text:p>82.7</text:p>
          </table:table-cell>
          <table:table-cell table:formula="of:=ABS([.B25]-[.A25])/(([.B25]+[.A25])/2)" office:value-type="percentage" office:value="0" calcext:value-type="percentage">
            <text:p>0.00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5.5" calcext:value-type="float">
            <text:p>75.5</text:p>
          </table:table-cell>
          <table:table-cell table:formula="of:=ABS([.F25]-[.E25])/(([.E25]+[.F25])/2)" office:value-type="percentage" office:value="0.00664451827242525" calcext:value-type="percentage">
            <text:p>0.66%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float" office:value="60.9" calcext:value-type="float">
            <text:p>60.9</text:p>
          </table:table-cell>
          <table:table-cell table:formula="of:=ABS([.I25]-[.J25])/(([.I25]+[.J25])/2)" office:value-type="percentage" office:value="0.00654664484451716" calcext:value-type="percentage">
            <text:p>0.65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25]-[.N25])/(([.M25]+[.N25])/2)" office:value-type="percentage" office:value="0" calcext:value-type="percentage">
            <text:p>0.00%</text:p>
          </table:table-cell>
          <table:table-cell/>
          <table:table-cell office:value-type="float" office:value="204.5" calcext:value-type="float">
            <text:p>204.5</text:p>
          </table:table-cell>
          <table:table-cell office:value-type="float" office:value="205" calcext:value-type="float">
            <text:p>205</text:p>
          </table:table-cell>
          <table:table-cell table:style-name="ce1" table:formula="of:=ABS([.Q25]-[.R25])/(([.Q25]+[.R25])/2)" office:value-type="percentage" office:value="0.00244200244200244" calcext:value-type="percentage">
            <text:p>0.24%</text:p>
          </table:table-cell>
        </table:table-row>
        <table:table-row table:style-name="ro1">
          <table:table-cell table:number-columns-repeated="2" office:value-type="float" office:value="41.3" calcext:value-type="float">
            <text:p>41.3</text:p>
          </table:table-cell>
          <table:table-cell table:formula="of:=ABS([.B26]-[.A26])/(([.B26]+[.A26])/2)" office:value-type="percentage" office:value="0" calcext:value-type="percentage">
            <text:p>0.00%</text:p>
          </table:table-cell>
          <table:table-cell/>
          <table:table-cell office:value-type="float" office:value="76.8" calcext:value-type="float">
            <text:p>76.8</text:p>
          </table:table-cell>
          <table:table-cell office:value-type="float" office:value="78.3" calcext:value-type="float">
            <text:p>78.3</text:p>
          </table:table-cell>
          <table:table-cell table:formula="of:=ABS([.F26]-[.E26])/(([.E26]+[.F26])/2)" office:value-type="percentage" office:value="0.0193423597678917" calcext:value-type="percentage">
            <text:p>1.93%</text:p>
          </table:table-cell>
          <table:table-cell/>
          <table:table-cell table:number-columns-repeated="2" office:value-type="float" office:value="83.1" calcext:value-type="float">
            <text:p>83.1</text:p>
          </table:table-cell>
          <table:table-cell table:formula="of:=ABS([.I26]-[.J26])/(([.I26]+[.J26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69.3" calcext:value-type="float">
            <text:p>69.3</text:p>
          </table:table-cell>
          <table:table-cell table:formula="of:=ABS([.M26]-[.N26])/(([.M26]+[.N26])/2)" office:value-type="percentage" office:value="0" calcext:value-type="percentage">
            <text:p>0.00%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.5" calcext:value-type="float">
            <text:p>205.5</text:p>
          </table:table-cell>
          <table:table-cell table:style-name="ce1" table:formula="of:=ABS([.Q26]-[.R26])/(([.Q26]+[.R26])/2)" office:value-type="percentage" office:value="0.00732600732600733" calcext:value-type="percentage">
            <text:p>0.73%</text:p>
          </table:table-cell>
        </table:table-row>
        <table:table-row table:style-name="ro1">
          <table:table-cell table:number-columns-repeated="2" office:value-type="float" office:value="47.5" calcext:value-type="float">
            <text:p>47.5</text:p>
          </table:table-cell>
          <table:table-cell table:formula="of:=ABS([.B27]-[.A27])/(([.B27]+[.A27])/2)" office:value-type="percentage" office:value="0" calcext:value-type="percentage">
            <text:p>0.00%</text:p>
          </table:table-cell>
          <table:table-cell/>
          <table:table-cell office:value-type="float" office:value="89.3" calcext:value-type="float">
            <text:p>89.3</text:p>
          </table:table-cell>
          <table:table-cell office:value-type="float" office:value="90" calcext:value-type="float">
            <text:p>90</text:p>
          </table:table-cell>
          <table:table-cell table:formula="of:=ABS([.F27]-[.E27])/(([.E27]+[.F27])/2)" office:value-type="percentage" office:value="0.00780814277746796" calcext:value-type="percentage">
            <text:p>0.78%</text:p>
          </table:table-cell>
          <table:table-cell/>
          <table:table-cell office:value-type="float" office:value="69.2" calcext:value-type="float">
            <text:p>69.2</text:p>
          </table:table-cell>
          <table:table-cell office:value-type="float" office:value="68.9" calcext:value-type="float">
            <text:p>68.9</text:p>
          </table:table-cell>
          <table:table-cell table:formula="of:=ABS([.I27]-[.J27])/(([.I27]+[.J27])/2)" office:value-type="percentage" office:value="0.00434467776973204" calcext:value-type="percentage">
            <text:p>0.43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27]-[.N27])/(([.M27]+[.N27])/2)" office:value-type="percentage" office:value="0" calcext:value-type="percentage">
            <text:p>0.00%</text:p>
          </table:table-cell>
          <table:table-cell/>
          <table:table-cell office:value-type="float" office:value="203.5" calcext:value-type="float">
            <text:p>203.5</text:p>
          </table:table-cell>
          <table:table-cell office:value-type="float" office:value="204.1" calcext:value-type="float">
            <text:p>204.1</text:p>
          </table:table-cell>
          <table:table-cell table:style-name="ce1" table:formula="of:=ABS([.Q27]-[.R27])/(([.Q27]+[.R27])/2)" office:value-type="percentage" office:value="0.00294406280667318" calcext:value-type="percentage">
            <text:p>0.29%</text:p>
          </table:table-cell>
        </table:table-row>
        <table:table-row table:style-name="ro1">
          <table:table-cell table:number-columns-repeated="2" office:value-type="float" office:value="75.4" calcext:value-type="float">
            <text:p>75.4</text:p>
          </table:table-cell>
          <table:table-cell table:formula="of:=ABS([.B28]-[.A28])/(([.B28]+[.A28])/2)" office:value-type="percentage" office:value="0" calcext:value-type="percentage">
            <text:p>0.00%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float" office:value="77.1" calcext:value-type="float">
            <text:p>77.1</text:p>
          </table:table-cell>
          <table:table-cell table:formula="of:=ABS([.F28]-[.E28])/(([.E28]+[.F28])/2)" office:value-type="percentage" office:value="0.0130548302872063" calcext:value-type="percentage">
            <text:p>1.31%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float" office:value="52.8" calcext:value-type="float">
            <text:p>52.8</text:p>
          </table:table-cell>
          <table:table-cell table:formula="of:=ABS([.I28]-[.J28])/(([.I28]+[.J28])/2)" office:value-type="percentage" office:value="0.0169014084507043" calcext:value-type="percentage">
            <text:p>1.69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28]-[.N28])/(([.M28]+[.N28])/2)" office:value-type="percentage" office:value="0" calcext:value-type="percentage">
            <text:p>0.00%</text:p>
          </table:table-cell>
          <table:table-cell/>
          <table:table-cell office:value-type="float" office:value="202.2" calcext:value-type="float">
            <text:p>202.2</text:p>
          </table:table-cell>
          <table:table-cell office:value-type="float" office:value="203" calcext:value-type="float">
            <text:p>203</text:p>
          </table:table-cell>
          <table:table-cell table:style-name="ce1" table:formula="of:=ABS([.Q28]-[.R28])/(([.Q28]+[.R28])/2)" office:value-type="percentage" office:value="0.00394866732477794" calcext:value-type="percentage">
            <text:p>0.39%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2.3" calcext:value-type="float">
            <text:p>42.3</text:p>
          </table:table-cell>
          <table:table-cell table:formula="of:=ABS([.B29]-[.A29])/(([.B29]+[.A29])/2)" office:value-type="percentage" office:value="0.00236127508854785" calcext:value-type="percentage">
            <text:p>0.24%</text:p>
          </table:table-cell>
          <table:table-cell/>
          <table:table-cell office:value-type="float" office:value="74.1" calcext:value-type="float">
            <text:p>74.1</text:p>
          </table:table-cell>
          <table:table-cell office:value-type="float" office:value="75.1" calcext:value-type="float">
            <text:p>75.1</text:p>
          </table:table-cell>
          <table:table-cell table:formula="of:=ABS([.F29]-[.E29])/(([.E29]+[.F29])/2)" office:value-type="percentage" office:value="0.0134048257372654" calcext:value-type="percentage">
            <text:p>1.34%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65" calcext:value-type="float">
            <text:p>65</text:p>
          </table:table-cell>
          <table:table-cell table:formula="of:=ABS([.I29]-[.J29])/(([.I29]+[.J29])/2)" office:value-type="percentage" office:value="0.0122324159021406" calcext:value-type="percentage">
            <text:p>1.22%</text:p>
          </table:table-cell>
          <table:table-cell/>
          <table:table-cell table:number-columns-repeated="2" office:value-type="float" office:value="69.3" calcext:value-type="float">
            <text:p>69.3</text:p>
          </table:table-cell>
          <table:table-cell table:formula="of:=ABS([.M29]-[.N29])/(([.M29]+[.N29])/2)" office:value-type="percentage" office:value="0" calcext:value-type="percentage">
            <text:p>0.00%</text:p>
          </table:table-cell>
          <table:table-cell/>
          <table:table-cell office:value-type="float" office:value="198.9" calcext:value-type="float">
            <text:p>198.9</text:p>
          </table:table-cell>
          <table:table-cell office:value-type="float" office:value="199.7" calcext:value-type="float">
            <text:p>199.7</text:p>
          </table:table-cell>
          <table:table-cell table:style-name="ce1" table:formula="of:=ABS([.Q29]-[.R29])/(([.Q29]+[.R29])/2)" office:value-type="percentage" office:value="0.00401404917210227" calcext:value-type="percentage">
            <text:p>0.40%</text:p>
          </table:table-cell>
        </table:table-row>
        <table:table-row table:style-name="ro1">
          <table:table-cell table:number-columns-repeated="2" office:value-type="float" office:value="58.2" calcext:value-type="float">
            <text:p>58.2</text:p>
          </table:table-cell>
          <table:table-cell table:formula="of:=ABS([.B30]-[.A30])/(([.B30]+[.A30])/2)" office:value-type="percentage" office:value="0" calcext:value-type="percentage">
            <text:p>0.00%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table:formula="of:=ABS([.F30]-[.E30])/(([.E30]+[.F30])/2)" office:value-type="percentage" office:value="0.0149625935162095" calcext:value-type="percentage">
            <text:p>1.50%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57.4" calcext:value-type="float">
            <text:p>57.4</text:p>
          </table:table-cell>
          <table:table-cell table:formula="of:=ABS([.I30]-[.J30])/(([.I30]+[.J30])/2)" office:value-type="percentage" office:value="0.00347826086956527" calcext:value-type="percentage">
            <text:p>0.35%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formula="of:=ABS([.M30]-[.N30])/(([.M30]+[.N30])/2)" office:value-type="percentage" office:value="0" calcext:value-type="percentage">
            <text:p>0.00%</text:p>
          </table:table-cell>
          <table:table-cell/>
          <table:table-cell office:value-type="float" office:value="198.4" calcext:value-type="float">
            <text:p>198.4</text:p>
          </table:table-cell>
          <table:table-cell office:value-type="float" office:value="199.5" calcext:value-type="float">
            <text:p>199.5</text:p>
          </table:table-cell>
          <table:table-cell table:style-name="ce1" table:formula="of:=ABS([.Q30]-[.R30])/(([.Q30]+[.R30])/2)" office:value-type="percentage" office:value="0.00552902739381751" calcext:value-type="percentage">
            <text:p>0.55%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ABS([.B31]-[.A31])/(([.B31]+[.A31])/2)" office:value-type="percentage" office:value="0" calcext:value-type="percentage">
            <text:p>0.00%</text:p>
          </table:table-cell>
          <table:table-cell/>
          <table:table-cell office:value-type="float" office:value="79.8" calcext:value-type="float">
            <text:p>79.8</text:p>
          </table:table-cell>
          <table:table-cell office:value-type="float" office:value="80.5" calcext:value-type="float">
            <text:p>80.5</text:p>
          </table:table-cell>
          <table:table-cell table:formula="of:=ABS([.F31]-[.E31])/(([.E31]+[.F31])/2)" office:value-type="percentage" office:value="0.00873362445414851" calcext:value-type="percentage">
            <text:p>0.87%</text:p>
          </table:table-cell>
          <table:table-cell/>
          <table:table-cell office:value-type="float" office:value="83.3" calcext:value-type="float">
            <text:p>83.3</text:p>
          </table:table-cell>
          <table:table-cell office:value-type="float" office:value="82.5" calcext:value-type="float">
            <text:p>82.5</text:p>
          </table:table-cell>
          <table:table-cell table:formula="of:=ABS([.I31]-[.J31])/(([.I31]+[.J31])/2)" office:value-type="percentage" office:value="0.00965018094089261" calcext:value-type="percentage">
            <text:p>0.97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31]-[.N31])/(([.M31]+[.N31])/2)" office:value-type="percentage" office:value="0" calcext:value-type="percentage">
            <text:p>0.00%</text:p>
          </table:table-cell>
          <table:table-cell/>
          <table:table-cell office:value-type="float" office:value="197.4" calcext:value-type="float">
            <text:p>197.4</text:p>
          </table:table-cell>
          <table:table-cell office:value-type="float" office:value="197.9" calcext:value-type="float">
            <text:p>197.9</text:p>
          </table:table-cell>
          <table:table-cell table:style-name="ce1" table:formula="of:=ABS([.Q31]-[.R31])/(([.Q31]+[.R31])/2)" office:value-type="percentage" office:value="0.00252972426005565" calcext:value-type="percentage">
            <text:p>0.25%</text:p>
          </table:table-cell>
        </table:table-row>
        <table:table-row table:style-name="ro1">
          <table:table-cell table:number-columns-repeated="2" office:value-type="float" office:value="93.8" calcext:value-type="float">
            <text:p>93.8</text:p>
          </table:table-cell>
          <table:table-cell table:formula="of:=ABS([.B32]-[.A32])/(([.B32]+[.A32])/2)" office:value-type="percentage" office:value="0" calcext:value-type="percentage">
            <text:p>0.00%</text:p>
          </table:table-cell>
          <table:table-cell/>
          <table:table-cell office:value-type="float" office:value="72.6" calcext:value-type="float">
            <text:p>72.6</text:p>
          </table:table-cell>
          <table:table-cell office:value-type="float" office:value="72" calcext:value-type="float">
            <text:p>72</text:p>
          </table:table-cell>
          <table:table-cell table:formula="of:=ABS([.F32]-[.E32])/(([.E32]+[.F32])/2)" office:value-type="percentage" office:value="0.00829875518672191" calcext:value-type="percentage">
            <text:p>0.83%</text:p>
          </table:table-cell>
          <table:table-cell/>
          <table:table-cell office:value-type="float" office:value="53.3" calcext:value-type="float">
            <text:p>53.3</text:p>
          </table:table-cell>
          <table:table-cell office:value-type="float" office:value="51.8" calcext:value-type="float">
            <text:p>51.8</text:p>
          </table:table-cell>
          <table:table-cell table:formula="of:=ABS([.I32]-[.J32])/(([.I32]+[.J32])/2)" office:value-type="percentage" office:value="0.0285442435775452" calcext:value-type="percentage">
            <text:p>2.85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32]-[.N32])/(([.M32]+[.N32])/2)" office:value-type="percentage" office:value="0" calcext:value-type="percentage">
            <text:p>0.00%</text:p>
          </table:table-cell>
          <table:table-cell/>
          <table:table-cell office:value-type="float" office:value="197.1" calcext:value-type="float">
            <text:p>197.1</text:p>
          </table:table-cell>
          <table:table-cell office:value-type="float" office:value="196.1" calcext:value-type="float">
            <text:p>196.1</text:p>
          </table:table-cell>
          <table:table-cell table:style-name="ce1" table:formula="of:=ABS([.Q32]-[.R32])/(([.Q32]+[.R32])/2)" office:value-type="percentage" office:value="0.00508646998982706" calcext:value-type="percentage">
            <text:p>0.51%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6.3" calcext:value-type="float">
            <text:p>36.3</text:p>
          </table:table-cell>
          <table:table-cell table:formula="of:=ABS([.B33]-[.A33])/(([.B33]+[.A33])/2)" office:value-type="percentage" office:value="0.00275862068965502" calcext:value-type="percentage">
            <text:p>0.28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5.7" calcext:value-type="float">
            <text:p>85.7</text:p>
          </table:table-cell>
          <table:table-cell table:formula="of:=ABS([.F33]-[.E33])/(([.E33]+[.F33])/2)" office:value-type="percentage" office:value="0.00820152314001175" calcext:value-type="percentage">
            <text:p>0.82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.9" calcext:value-type="float">
            <text:p>73.9</text:p>
          </table:table-cell>
          <table:table-cell table:formula="of:=ABS([.I33]-[.J33])/(([.I33]+[.J33])/2)" office:value-type="percentage" office:value="0.0147750167897917" calcext:value-type="percentage">
            <text:p>1.48%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table:formula="of:=ABS([.M33]-[.N33])/(([.M33]+[.N33])/2)" office:value-type="percentage" office:value="0" calcext:value-type="percentage">
            <text:p>0.00%</text:p>
          </table:table-cell>
          <table:table-cell/>
          <table:table-cell office:value-type="float" office:value="196.3" calcext:value-type="float">
            <text:p>196.3</text:p>
          </table:table-cell>
          <table:table-cell office:value-type="float" office:value="196.7" calcext:value-type="float">
            <text:p>196.7</text:p>
          </table:table-cell>
          <table:table-cell table:style-name="ce1" table:formula="of:=ABS([.Q33]-[.R33])/(([.Q33]+[.R33])/2)" office:value-type="percentage" office:value="0.0020356234096691" calcext:value-type="percentage">
            <text:p>0.20%</text:p>
          </table:table-cell>
        </table:table-row>
        <table:table-row table:style-name="ro1">
          <table:table-cell table:number-columns-repeated="2" office:value-type="float" office:value="78.2" calcext:value-type="float">
            <text:p>78.2</text:p>
          </table:table-cell>
          <table:table-cell table:formula="of:=ABS([.B34]-[.A34])/(([.B34]+[.A34])/2)" office:value-type="percentage" office:value="0" calcext:value-type="percentage">
            <text:p>0.00%</text:p>
          </table:table-cell>
          <table:table-cell/>
          <table:table-cell office:value-type="float" office:value="78.1" calcext:value-type="float">
            <text:p>78.1</text:p>
          </table:table-cell>
          <table:table-cell office:value-type="float" office:value="78.4" calcext:value-type="float">
            <text:p>78.4</text:p>
          </table:table-cell>
          <table:table-cell table:formula="of:=ABS([.F34]-[.E34])/(([.E34]+[.F34])/2)" office:value-type="percentage" office:value="0.00383386581469663" calcext:value-type="percentage">
            <text:p>0.38%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56.5" calcext:value-type="float">
            <text:p>56.5</text:p>
          </table:table-cell>
          <table:table-cell table:formula="of:=ABS([.I34]-[.J34])/(([.I34]+[.J34])/2)" office:value-type="percentage" office:value="0.0192813321647678" calcext:value-type="percentage">
            <text:p>1.93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34]-[.N34])/(([.M34]+[.N34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96.1" calcext:value-type="float">
            <text:p>196.1</text:p>
          </table:table-cell>
          <table:table-cell table:style-name="ce1" table:formula="of:=ABS([.Q34]-[.R34])/(([.Q34]+[.R34])/2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ABS([.B35]-[.A35])/(([.B35]+[.A35])/2)" office:value-type="percentage" office:value="0" calcext:value-type="percentage">
            <text:p>0.00%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float" office:value="72.1" calcext:value-type="float">
            <text:p>72.1</text:p>
          </table:table-cell>
          <table:table-cell table:formula="of:=ABS([.F35]-[.E35])/(([.E35]+[.F35])/2)" office:value-type="percentage" office:value="0.00277008310249311" calcext:value-type="percentage">
            <text:p>0.28%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7.4" calcext:value-type="float">
            <text:p>57.4</text:p>
          </table:table-cell>
          <table:table-cell table:formula="of:=ABS([.I35]-[.J35])/(([.I35]+[.J35])/2)" office:value-type="percentage" office:value="0.0103986135181976" calcext:value-type="percentage">
            <text:p>1.04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35]-[.N35])/(([.M35]+[.N35])/2)" office:value-type="percentage" office:value="0" calcext:value-type="percentage">
            <text:p>0.00%</text:p>
          </table:table-cell>
          <table:table-cell/>
          <table:table-cell office:value-type="float" office:value="195.8" calcext:value-type="float">
            <text:p>195.8</text:p>
          </table:table-cell>
          <table:table-cell office:value-type="float" office:value="195.6" calcext:value-type="float">
            <text:p>195.6</text:p>
          </table:table-cell>
          <table:table-cell table:style-name="ce1" table:formula="of:=ABS([.Q35]-[.R35])/(([.Q35]+[.R35])/2)" office:value-type="percentage" office:value="0.00102197240674511" calcext:value-type="percentage">
            <text:p>0.10%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formula="of:=ABS([.B36]-[.A36])/(([.B36]+[.A36])/2)" office:value-type="percentage" office:value="0" calcext:value-type="percentage">
            <text:p>0.00%</text:p>
          </table:table-cell>
          <table:table-cell/>
          <table:table-cell office:value-type="float" office:value="85.7" calcext:value-type="float">
            <text:p>85.7</text:p>
          </table:table-cell>
          <table:table-cell office:value-type="float" office:value="86.2" calcext:value-type="float">
            <text:p>86.2</text:p>
          </table:table-cell>
          <table:table-cell table:formula="of:=ABS([.F36]-[.E36])/(([.E36]+[.F36])/2)" office:value-type="percentage" office:value="0.0058173356602676" calcext:value-type="percentage">
            <text:p>0.58%</text:p>
          </table:table-cell>
          <table:table-cell/>
          <table:table-cell office:value-type="float" office:value="60.6" calcext:value-type="float">
            <text:p>60.6</text:p>
          </table:table-cell>
          <table:table-cell office:value-type="float" office:value="60.1" calcext:value-type="float">
            <text:p>60.1</text:p>
          </table:table-cell>
          <table:table-cell table:formula="of:=ABS([.I36]-[.J36])/(([.I36]+[.J36])/2)" office:value-type="percentage" office:value="0.00828500414250207" calcext:value-type="percentage">
            <text:p>0.83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36]-[.N36])/(([.M36]+[.N36])/2)" office:value-type="percentage" office:value="0" calcext:value-type="percentage">
            <text:p>0.00%</text:p>
          </table:table-cell>
          <table:table-cell/>
          <table:table-cell office:value-type="float" office:value="195.5" calcext:value-type="float">
            <text:p>195.5</text:p>
          </table:table-cell>
          <table:table-cell office:value-type="float" office:value="195.9" calcext:value-type="float">
            <text:p>195.9</text:p>
          </table:table-cell>
          <table:table-cell table:style-name="ce1" table:formula="of:=ABS([.Q36]-[.R36])/(([.Q36]+[.R36])/2)" office:value-type="percentage" office:value="0.00204394481349006" calcext:value-type="percentage">
            <text:p>0.20%</text:p>
          </table:table-cell>
        </table:table-row>
        <table:table-row table:style-name="ro1">
          <table:table-cell table:number-columns-repeated="2" office:value-type="float" office:value="54.8" calcext:value-type="float">
            <text:p>54.8</text:p>
          </table:table-cell>
          <table:table-cell table:formula="of:=ABS([.B37]-[.A37])/(([.B37]+[.A37])/2)" office:value-type="percentage" office:value="0" calcext:value-type="percentage">
            <text:p>0.00%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90.4" calcext:value-type="float">
            <text:p>90.4</text:p>
          </table:table-cell>
          <table:table-cell table:formula="of:=ABS([.F37]-[.E37])/(([.E37]+[.F37])/2)" office:value-type="percentage" office:value="0.0212409167132477" calcext:value-type="percentage">
            <text:p>2.12%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84.3" calcext:value-type="float">
            <text:p>84.3</text:p>
          </table:table-cell>
          <table:table-cell table:formula="of:=ABS([.I37]-[.J37])/(([.I37]+[.J37])/2)" office:value-type="percentage" office:value="0.00709219858156038" calcext:value-type="percentage">
            <text:p>0.71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37]-[.N37])/(([.M37]+[.N37])/2)" office:value-type="percentage" office:value="0" calcext:value-type="percentage">
            <text:p>0.00%</text:p>
          </table:table-cell>
          <table:table-cell/>
          <table:table-cell office:value-type="float" office:value="194.9" calcext:value-type="float">
            <text:p>194.9</text:p>
          </table:table-cell>
          <table:table-cell office:value-type="float" office:value="196.8" calcext:value-type="float">
            <text:p>196.8</text:p>
          </table:table-cell>
          <table:table-cell table:style-name="ce1" table:formula="of:=ABS([.Q37]-[.R37])/(([.Q37]+[.R37])/2)" office:value-type="percentage" office:value="0.00970130201684966" calcext:value-type="percentage">
            <text:p>0.97%</text:p>
          </table:table-cell>
        </table:table-row>
        <table:table-row table:style-name="ro1">
          <table:table-cell table:number-columns-repeated="2" office:value-type="float" office:value="67.7" calcext:value-type="float">
            <text:p>67.7</text:p>
          </table:table-cell>
          <table:table-cell table:formula="of:=ABS([.B38]-[.A38])/(([.B38]+[.A38])/2)" office:value-type="percentage" office:value="0" calcext:value-type="percentage">
            <text:p>0.00%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float" office:value="80.1" calcext:value-type="float">
            <text:p>80.1</text:p>
          </table:table-cell>
          <table:table-cell table:formula="of:=ABS([.F38]-[.E38])/(([.E38]+[.F38])/2)" office:value-type="percentage" office:value="0.00124766063630703" calcext:value-type="percentage">
            <text:p>0.12%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9.2" calcext:value-type="float">
            <text:p>59.2</text:p>
          </table:table-cell>
          <table:table-cell table:formula="of:=ABS([.I38]-[.J38])/(([.I38]+[.J38])/2)" office:value-type="percentage" office:value="0.0134228187919463" calcext:value-type="percentage">
            <text:p>1.34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38]-[.N38])/(([.M38]+[.N38])/2)" office:value-type="percentage" office:value="0" calcext:value-type="percentage">
            <text:p>0.00%</text:p>
          </table:table-cell>
          <table:table-cell/>
          <table:table-cell office:value-type="float" office:value="194.5" calcext:value-type="float">
            <text:p>194.5</text:p>
          </table:table-cell>
          <table:table-cell office:value-type="float" office:value="194.3" calcext:value-type="float">
            <text:p>194.3</text:p>
          </table:table-cell>
          <table:table-cell table:style-name="ce1" table:formula="of:=ABS([.Q38]-[.R38])/(([.Q38]+[.R38])/2)" office:value-type="percentage" office:value="0.00102880658436208" calcext:value-type="percentage">
            <text:p>0.10%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39.4" calcext:value-type="float">
            <text:p>39.4</text:p>
          </table:table-cell>
          <table:table-cell table:formula="of:=ABS([.B39]-[.A39])/(([.B39]+[.A39])/2)" office:value-type="percentage" office:value="0.00254129606099114" calcext:value-type="percentage">
            <text:p>0.25%</text:p>
          </table:table-cell>
          <table:table-cell/>
          <table:table-cell office:value-type="float" office:value="74.8" calcext:value-type="float">
            <text:p>74.8</text:p>
          </table:table-cell>
          <table:table-cell office:value-type="float" office:value="76.8" calcext:value-type="float">
            <text:p>76.8</text:p>
          </table:table-cell>
          <table:table-cell table:formula="of:=ABS([.F39]-[.E39])/(([.E39]+[.F39])/2)" office:value-type="percentage" office:value="0.0263852242744063" calcext:value-type="percentage">
            <text:p>2.64%</text:p>
          </table:table-cell>
          <table:table-cell/>
          <table:table-cell office:value-type="float" office:value="69.9" calcext:value-type="float">
            <text:p>69.9</text:p>
          </table:table-cell>
          <table:table-cell office:value-type="float" office:value="68.9" calcext:value-type="float">
            <text:p>68.9</text:p>
          </table:table-cell>
          <table:table-cell table:formula="of:=ABS([.I39]-[.J39])/(([.I39]+[.J39])/2)" office:value-type="percentage" office:value="0.0144092219020173" calcext:value-type="percentage">
            <text:p>1.44%</text:p>
          </table:table-cell>
          <table:table-cell/>
          <table:table-cell office:value-type="float" office:value="66.3" calcext:value-type="float">
            <text:p>66.3</text:p>
          </table:table-cell>
          <table:table-cell office:value-type="float" office:value="69.3" calcext:value-type="float">
            <text:p>69.3</text:p>
          </table:table-cell>
          <table:table-cell table:formula="of:=ABS([.M39]-[.N39])/(([.M39]+[.N39])/2)" office:value-type="percentage" office:value="0.0442477876106195" calcext:value-type="percentage">
            <text:p>4.42%</text:p>
          </table:table-cell>
          <table:table-cell/>
          <table:table-cell office:value-type="float" office:value="194.4" calcext:value-type="float">
            <text:p>194.4</text:p>
          </table:table-cell>
          <table:table-cell office:value-type="float" office:value="199.3" calcext:value-type="float">
            <text:p>199.3</text:p>
          </table:table-cell>
          <table:table-cell table:style-name="ce1" table:formula="of:=ABS([.Q39]-[.R39])/(([.Q39]+[.R39])/2)" office:value-type="percentage" office:value="0.0248920497840996" calcext:value-type="percentage">
            <text:p>2.49%</text:p>
          </table:table-cell>
        </table:table-row>
        <table:table-row table:style-name="ro1">
          <table:table-cell table:number-columns-repeated="2" office:value-type="float" office:value="27.3" calcext:value-type="float">
            <text:p>27.3</text:p>
          </table:table-cell>
          <table:table-cell table:formula="of:=ABS([.B40]-[.A40])/(([.B40]+[.A40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40]-[.E40])/(([.E40]+[.F40])/2)" office:value-type="percentage" office:value="0" calcext:value-type="percentage">
            <text:p>0.00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.9" calcext:value-type="float">
            <text:p>68.9</text:p>
          </table:table-cell>
          <table:table-cell table:formula="of:=ABS([.I40]-[.J40])/(([.I40]+[.J40])/2)" office:value-type="percentage" office:value="0.00145032632342269" calcext:value-type="percentage">
            <text:p>0.15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40]-[.N40])/(([.M40]+[.N40])/2)" office:value-type="percentage" office:value="0" calcext:value-type="percentage">
            <text:p>0.00%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93.9" calcext:value-type="float">
            <text:p>193.9</text:p>
          </table:table-cell>
          <table:table-cell table:style-name="ce1" table:formula="of:=ABS([.Q40]-[.R40])/(([.Q40]+[.R40])/2)" office:value-type="percentage" office:value="0.00051559680329979" calcext:value-type="percentage">
            <text:p>0.05%</text:p>
          </table:table-cell>
        </table:table-row>
        <table:table-row table:style-name="ro1">
          <table:table-cell table:number-columns-repeated="2" office:value-type="float" office:value="44.4" calcext:value-type="float">
            <text:p>44.4</text:p>
          </table:table-cell>
          <table:table-cell table:formula="of:=ABS([.B41]-[.A41])/(([.B41]+[.A41])/2)" office:value-type="percentage" office:value="0" calcext:value-type="percentage">
            <text:p>0.00%</text:p>
          </table:table-cell>
          <table:table-cell/>
          <table:table-cell office:value-type="float" office:value="83.3" calcext:value-type="float">
            <text:p>83.3</text:p>
          </table:table-cell>
          <table:table-cell office:value-type="float" office:value="84" calcext:value-type="float">
            <text:p>84</text:p>
          </table:table-cell>
          <table:table-cell table:formula="of:=ABS([.F41]-[.E41])/(([.E41]+[.F41])/2)" office:value-type="percentage" office:value="0.00836820083682012" calcext:value-type="percentage">
            <text:p>0.84%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84.3" calcext:value-type="float">
            <text:p>84.3</text:p>
          </table:table-cell>
          <table:table-cell table:formula="of:=ABS([.I41]-[.J41])/(([.I41]+[.J41])/2)" office:value-type="percentage" office:value="0.00709219858156038" calcext:value-type="percentage">
            <text:p>0.71%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formula="of:=ABS([.M41]-[.N41])/(([.M41]+[.N41])/2)" office:value-type="percentage" office:value="0" calcext:value-type="percentage">
            <text:p>0.00%</text:p>
          </table:table-cell>
          <table:table-cell/>
          <table:table-cell office:value-type="float" office:value="193.7" calcext:value-type="float">
            <text:p>193.7</text:p>
          </table:table-cell>
          <table:table-cell office:value-type="float" office:value="194.3" calcext:value-type="float">
            <text:p>194.3</text:p>
          </table:table-cell>
          <table:table-cell table:style-name="ce1" table:formula="of:=ABS([.Q41]-[.R41])/(([.Q41]+[.R41])/2)" office:value-type="percentage" office:value="0.00309278350515476" calcext:value-type="percentage">
            <text:p>0.31%</text:p>
          </table:table-cell>
        </table:table-row>
        <table:table-row table:style-name="ro1">
          <table:table-cell table:number-columns-repeated="2" office:value-type="float" office:value="43.3" calcext:value-type="float">
            <text:p>43.3</text:p>
          </table:table-cell>
          <table:table-cell table:formula="of:=ABS([.B42]-[.A42])/(([.B42]+[.A42])/2)" office:value-type="percentage" office:value="0" calcext:value-type="percentage">
            <text:p>0.00%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84.1" calcext:value-type="float">
            <text:p>84.1</text:p>
          </table:table-cell>
          <table:table-cell table:formula="of:=ABS([.F42]-[.E42])/(([.E42]+[.F42])/2)" office:value-type="percentage" office:value="0.0192076830732292" calcext:value-type="percentage">
            <text:p>1.92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.9" calcext:value-type="float">
            <text:p>73.9</text:p>
          </table:table-cell>
          <table:table-cell table:formula="of:=ABS([.I42]-[.J42])/(([.I42]+[.J42])/2)" office:value-type="percentage" office:value="0.00135226504394854" calcext:value-type="percentage">
            <text:p>0.14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42]-[.N42])/(([.M42]+[.N42])/2)" office:value-type="percentage" office:value="0" calcext:value-type="percentage">
            <text:p>0.00%</text:p>
          </table:table-cell>
          <table:table-cell/>
          <table:table-cell office:value-type="float" office:value="193.6" calcext:value-type="float">
            <text:p>193.6</text:p>
          </table:table-cell>
          <table:table-cell office:value-type="float" office:value="195.1" calcext:value-type="float">
            <text:p>195.1</text:p>
          </table:table-cell>
          <table:table-cell table:style-name="ce1" table:formula="of:=ABS([.Q42]-[.R42])/(([.Q42]+[.R42])/2)" office:value-type="percentage" office:value="0.00771803447388732" calcext:value-type="percentage">
            <text:p>0.77%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1" calcext:value-type="float">
            <text:p>21</text:p>
          </table:table-cell>
          <table:table-cell table:formula="of:=ABS([.B43]-[.A43])/(([.B43]+[.A43])/2)" office:value-type="percentage" office:value="0.313253012048193" calcext:value-type="percentage">
            <text:p>31.33%</text:p>
          </table:table-cell>
          <table:table-cell/>
          <table:table-cell office:value-type="float" office:value="85.4" calcext:value-type="float">
            <text:p>85.4</text:p>
          </table:table-cell>
          <table:table-cell office:value-type="float" office:value="79" calcext:value-type="float">
            <text:p>79</text:p>
          </table:table-cell>
          <table:table-cell table:formula="of:=ABS([.F43]-[.E43])/(([.E43]+[.F43])/2)" office:value-type="percentage" office:value="0.0778588807785889" calcext:value-type="percentage">
            <text:p>7.79%</text:p>
          </table:table-cell>
          <table:table-cell/>
          <table:table-cell office:value-type="float" office:value="76.2" calcext:value-type="float">
            <text:p>76.2</text:p>
          </table:table-cell>
          <table:table-cell office:value-type="float" office:value="72.5" calcext:value-type="float">
            <text:p>72.5</text:p>
          </table:table-cell>
          <table:table-cell table:formula="of:=ABS([.I43]-[.J43])/(([.I43]+[.J43])/2)" office:value-type="percentage" office:value="0.0497646267652993" calcext:value-type="percentage">
            <text:p>4.98%</text:p>
          </table:table-cell>
          <table:table-cell/>
          <table:table-cell office:value-type="float" office:value="63.2" calcext:value-type="float">
            <text:p>63.2</text:p>
          </table:table-cell>
          <table:table-cell office:value-type="float" office:value="44.7" calcext:value-type="float">
            <text:p>44.7</text:p>
          </table:table-cell>
          <table:table-cell table:formula="of:=ABS([.M43]-[.N43])/(([.M43]+[.N43])/2)" office:value-type="percentage" office:value="0.342910101946246" calcext:value-type="percentage">
            <text:p>34.29%</text:p>
          </table:table-cell>
          <table:table-cell/>
          <table:table-cell office:value-type="float" office:value="192.7" calcext:value-type="float">
            <text:p>192.7</text:p>
          </table:table-cell>
          <table:table-cell office:value-type="float" office:value="159.2" calcext:value-type="float">
            <text:p>159.2</text:p>
          </table:table-cell>
          <table:table-cell table:style-name="ce1" table:formula="of:=ABS([.Q43]-[.R43])/(([.Q43]+[.R43])/2)" office:value-type="percentage" office:value="0.190394998579142" calcext:value-type="percentage">
            <text:p>19.04%</text:p>
          </table:table-cell>
        </table:table-row>
        <table:table-row table:style-name="ro1">
          <table:table-cell table:number-columns-repeated="2" office:value-type="float" office:value="77.1" calcext:value-type="float">
            <text:p>77.1</text:p>
          </table:table-cell>
          <table:table-cell table:formula="of:=ABS([.B44]-[.A44])/(([.B44]+[.A44])/2)" office:value-type="percentage" office:value="0" calcext:value-type="percentage">
            <text:p>0.00%</text:p>
          </table:table-cell>
          <table:table-cell/>
          <table:table-cell office:value-type="float" office:value="74.9" calcext:value-type="float">
            <text:p>74.9</text:p>
          </table:table-cell>
          <table:table-cell office:value-type="float" office:value="76" calcext:value-type="float">
            <text:p>76</text:p>
          </table:table-cell>
          <table:table-cell table:formula="of:=ABS([.F44]-[.E44])/(([.E44]+[.F44])/2)" office:value-type="percentage" office:value="0.0145791915175612" calcext:value-type="percentage">
            <text:p>1.46%</text:p>
          </table:table-cell>
          <table:table-cell/>
          <table:table-cell office:value-type="float" office:value="56.4" calcext:value-type="float">
            <text:p>56.4</text:p>
          </table:table-cell>
          <table:table-cell office:value-type="float" office:value="55.6" calcext:value-type="float">
            <text:p>55.6</text:p>
          </table:table-cell>
          <table:table-cell table:formula="of:=ABS([.I44]-[.J44])/(([.I44]+[.J44])/2)" office:value-type="percentage" office:value="0.0142857142857142" calcext:value-type="percentage">
            <text:p>1.43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44]-[.N44])/(([.M44]+[.N44])/2)" office:value-type="percentage" office:value="0" calcext:value-type="percentage">
            <text:p>0.00%</text:p>
          </table:table-cell>
          <table:table-cell/>
          <table:table-cell office:value-type="float" office:value="191.6" calcext:value-type="float">
            <text:p>191.6</text:p>
          </table:table-cell>
          <table:table-cell office:value-type="float" office:value="192.6" calcext:value-type="float">
            <text:p>192.6</text:p>
          </table:table-cell>
          <table:table-cell table:style-name="ce1" table:formula="of:=ABS([.Q44]-[.R44])/(([.Q44]+[.R44])/2)" office:value-type="percentage" office:value="0.00520562207183759" calcext:value-type="percentage">
            <text:p>0.52%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0.3" calcext:value-type="float">
            <text:p>30.3</text:p>
          </table:table-cell>
          <table:table-cell table:formula="of:=ABS([.B45]-[.A45])/(([.B45]+[.A45])/2)" office:value-type="percentage" office:value="0.00329489291598016" calcext:value-type="percentage">
            <text:p>0.33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45]-[.E45])/(([.E45]+[.F45])/2)" office:value-type="percentage" office:value="0" calcext:value-type="percentage">
            <text:p>0.00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0.6" calcext:value-type="float">
            <text:p>80.6</text:p>
          </table:table-cell>
          <table:table-cell table:formula="of:=ABS([.I45]-[.J45])/(([.I45]+[.J45])/2)" office:value-type="percentage" office:value="0.00495049504950502" calcext:value-type="percentage">
            <text:p>0.50%</text:p>
          </table:table-cell>
          <table:table-cell/>
          <table:table-cell table:number-columns-repeated="2" office:value-type="float" office:value="44.7" calcext:value-type="float">
            <text:p>44.7</text:p>
          </table:table-cell>
          <table:table-cell table:formula="of:=ABS([.M45]-[.N45])/(([.M45]+[.N45])/2)" office:value-type="percentage" office:value="0" calcext:value-type="percentage">
            <text:p>0.00%</text:p>
          </table:table-cell>
          <table:table-cell/>
          <table:table-cell office:value-type="float" office:value="191.3" calcext:value-type="float">
            <text:p>191.3</text:p>
          </table:table-cell>
          <table:table-cell office:value-type="float" office:value="191.2" calcext:value-type="float">
            <text:p>191.2</text:p>
          </table:table-cell>
          <table:table-cell table:style-name="ce1" table:formula="of:=ABS([.Q45]-[.R45])/(([.Q45]+[.R45])/2)" office:value-type="percentage" office:value="0.000522875816993583" calcext:value-type="percentage">
            <text:p>0.05%</text:p>
          </table:table-cell>
        </table:table-row>
        <table:table-row table:style-name="ro1">
          <table:table-cell table:number-columns-repeated="2" office:value-type="float" office:value="33.1" calcext:value-type="float">
            <text:p>33.1</text:p>
          </table:table-cell>
          <table:table-cell table:formula="of:=ABS([.B46]-[.A46])/(([.B46]+[.A46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46]-[.E46])/(([.E46]+[.F46])/2)" office:value-type="percentage" office:value="0" calcext:value-type="percentage">
            <text:p>0.00%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91.4" calcext:value-type="float">
            <text:p>91.4</text:p>
          </table:table-cell>
          <table:table-cell table:formula="of:=ABS([.I46]-[.J46])/(([.I46]+[.J46])/2)" office:value-type="percentage" office:value="0.00219058050383355" calcext:value-type="percentage">
            <text:p>0.22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46]-[.N46])/(([.M46]+[.N46])/2)" office:value-type="percentage" office:value="0" calcext:value-type="percentage">
            <text:p>0.00%</text:p>
          </table:table-cell>
          <table:table-cell/>
          <table:table-cell office:value-type="float" office:value="191.1" calcext:value-type="float">
            <text:p>191.1</text:p>
          </table:table-cell>
          <table:table-cell office:value-type="float" office:value="191.4" calcext:value-type="float">
            <text:p>191.4</text:p>
          </table:table-cell>
          <table:table-cell table:style-name="ce1" table:formula="of:=ABS([.Q46]-[.R46])/(([.Q46]+[.R46])/2)" office:value-type="percentage" office:value="0.00156862745098045" calcext:value-type="percentage">
            <text:p>0.16%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47.6" calcext:value-type="float">
            <text:p>47.6</text:p>
          </table:table-cell>
          <table:table-cell table:formula="of:=ABS([.B47]-[.A47])/(([.B47]+[.A47])/2)" office:value-type="percentage" office:value="0.103585657370518" calcext:value-type="percentage">
            <text:p>10.36%</text:p>
          </table:table-cell>
          <table:table-cell/>
          <table:table-cell office:value-type="float" office:value="90.3" calcext:value-type="float">
            <text:p>90.3</text:p>
          </table:table-cell>
          <table:table-cell office:value-type="float" office:value="91.5" calcext:value-type="float">
            <text:p>91.5</text:p>
          </table:table-cell>
          <table:table-cell table:formula="of:=ABS([.F47]-[.E47])/(([.E47]+[.F47])/2)" office:value-type="percentage" office:value="0.0132013201320132" calcext:value-type="percentage">
            <text:p>1.32%</text:p>
          </table:table-cell>
          <table:table-cell/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table:formula="of:=ABS([.I47]-[.J47])/(([.I47]+[.J47])/2)" office:value-type="percentage" office:value="0.0447185813415574" calcext:value-type="percentage">
            <text:p>4.47%</text:p>
          </table:table-cell>
          <table:table-cell/>
          <table:table-cell office:value-type="float" office:value="34.6" calcext:value-type="float">
            <text:p>34.6</text:p>
          </table:table-cell>
          <table:table-cell office:value-type="float" office:value="20" calcext:value-type="float">
            <text:p>20</text:p>
          </table:table-cell>
          <table:table-cell table:formula="of:=ABS([.M47]-[.N47])/(([.M47]+[.N47])/2)" office:value-type="percentage" office:value="0.534798534798535" calcext:value-type="percentage">
            <text:p>53.48%</text:p>
          </table:table-cell>
          <table:table-cell/>
          <table:table-cell office:value-type="float" office:value="190.3" calcext:value-type="float">
            <text:p>190.3</text:p>
          </table:table-cell>
          <table:table-cell office:value-type="float" office:value="171.7" calcext:value-type="float">
            <text:p>171.7</text:p>
          </table:table-cell>
          <table:table-cell table:style-name="ce1" table:formula="of:=ABS([.Q47]-[.R47])/(([.Q47]+[.R47])/2)" office:value-type="percentage" office:value="0.102762430939227" calcext:value-type="percentage">
            <text:p>10.28%</text:p>
          </table:table-cell>
        </table:table-row>
        <table:table-row table:style-name="ro1">
          <table:table-cell table:number-columns-repeated="2" office:value-type="float" office:value="34.5" calcext:value-type="float">
            <text:p>34.5</text:p>
          </table:table-cell>
          <table:table-cell table:formula="of:=ABS([.B48]-[.A48])/(([.B48]+[.A48])/2)" office:value-type="percentage" office:value="0" calcext:value-type="percentage">
            <text:p>0.00%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86" calcext:value-type="float">
            <text:p>86</text:p>
          </table:table-cell>
          <table:table-cell table:formula="of:=ABS([.F48]-[.E48])/(([.E48]+[.F48])/2)" office:value-type="percentage" office:value="0.022339800117578" calcext:value-type="percentage">
            <text:p>2.23%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table:formula="of:=ABS([.I48]-[.J48])/(([.I48]+[.J48])/2)" office:value-type="percentage" office:value="0.00925313945803044" calcext:value-type="percentage">
            <text:p>0.93%</text:p>
          </table:table-cell>
          <table:table-cell/>
          <table:table-cell table:number-columns-repeated="2" office:value-type="float" office:value="56.6" calcext:value-type="float">
            <text:p>56.6</text:p>
          </table:table-cell>
          <table:table-cell table:formula="of:=ABS([.M48]-[.N48])/(([.M48]+[.N48])/2)" office:value-type="percentage" office:value="0" calcext:value-type="percentage">
            <text:p>0.00%</text:p>
          </table:table-cell>
          <table:table-cell/>
          <table:table-cell office:value-type="float" office:value="189.6" calcext:value-type="float">
            <text:p>189.6</text:p>
          </table:table-cell>
          <table:table-cell office:value-type="float" office:value="192" calcext:value-type="float">
            <text:p>192</text:p>
          </table:table-cell>
          <table:table-cell table:style-name="ce1" table:formula="of:=ABS([.Q48]-[.R48])/(([.Q48]+[.R48])/2)" office:value-type="percentage" office:value="0.0125786163522013" calcext:value-type="percentage">
            <text:p>1.26%</text:p>
          </table:table-cell>
        </table:table-row>
        <table:table-row table:style-name="ro1">
          <table:table-cell table:number-columns-repeated="2" office:value-type="float" office:value="48.5" calcext:value-type="float">
            <text:p>48.5</text:p>
          </table:table-cell>
          <table:table-cell table:formula="of:=ABS([.B49]-[.A49])/(([.B49]+[.A49])/2)" office:value-type="percentage" office:value="0" calcext:value-type="percentage">
            <text:p>0.00%</text:p>
          </table:table-cell>
          <table:table-cell/>
          <table:table-cell office:value-type="float" office:value="74.9" calcext:value-type="float">
            <text:p>74.9</text:p>
          </table:table-cell>
          <table:table-cell office:value-type="float" office:value="75.8" calcext:value-type="float">
            <text:p>75.8</text:p>
          </table:table-cell>
          <table:table-cell table:formula="of:=ABS([.F49]-[.E49])/(([.E49]+[.F49])/2)" office:value-type="percentage" office:value="0.0119442601194425" calcext:value-type="percentage">
            <text:p>1.19%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85.6" calcext:value-type="float">
            <text:p>85.6</text:p>
          </table:table-cell>
          <table:table-cell table:formula="of:=ABS([.I49]-[.J49])/(([.I49]+[.J49])/2)" office:value-type="percentage" office:value="0.00116890707188772" calcext:value-type="percentage">
            <text:p>0.12%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formula="of:=ABS([.M49]-[.N49])/(([.M49]+[.N49])/2)" office:value-type="percentage" office:value="0" calcext:value-type="percentage">
            <text:p>0.00%</text:p>
          </table:table-cell>
          <table:table-cell/>
          <table:table-cell office:value-type="float" office:value="189.6" calcext:value-type="float">
            <text:p>189.6</text:p>
          </table:table-cell>
          <table:table-cell office:value-type="float" office:value="190.5" calcext:value-type="float">
            <text:p>190.5</text:p>
          </table:table-cell>
          <table:table-cell table:style-name="ce1" table:formula="of:=ABS([.Q49]-[.R49])/(([.Q49]+[.R49])/2)" office:value-type="percentage" office:value="0.00473559589581692" calcext:value-type="percentage">
            <text:p>0.47%</text:p>
          </table:table-cell>
        </table:table-row>
        <table:table-row table:style-name="ro1">
          <table:table-cell table:number-columns-repeated="2" office:value-type="float" office:value="43.6" calcext:value-type="float">
            <text:p>43.6</text:p>
          </table:table-cell>
          <table:table-cell table:formula="of:=ABS([.B50]-[.A50])/(([.B50]+[.A50])/2)" office:value-type="percentage" office:value="0" calcext:value-type="percentage">
            <text:p>0.00%</text:p>
          </table:table-cell>
          <table:table-cell/>
          <table:table-cell office:value-type="float" office:value="77.7" calcext:value-type="float">
            <text:p>77.7</text:p>
          </table:table-cell>
          <table:table-cell office:value-type="float" office:value="80.2" calcext:value-type="float">
            <text:p>80.2</text:p>
          </table:table-cell>
          <table:table-cell table:formula="of:=ABS([.F50]-[.E50])/(([.E50]+[.F50])/2)" office:value-type="percentage" office:value="0.0316656111462951" calcext:value-type="percentage">
            <text:p>3.17%</text:p>
          </table:table-cell>
          <table:table-cell/>
          <table:table-cell office:value-type="float" office:value="75.9" calcext:value-type="float">
            <text:p>75.9</text:p>
          </table:table-cell>
          <table:table-cell office:value-type="float" office:value="75.3" calcext:value-type="float">
            <text:p>75.3</text:p>
          </table:table-cell>
          <table:table-cell table:formula="of:=ABS([.I50]-[.J50])/(([.I50]+[.J50])/2)" office:value-type="percentage" office:value="0.00793650793650805" calcext:value-type="percentage">
            <text:p>0.79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50]-[.N50])/(([.M50]+[.N50])/2)" office:value-type="percentage" office:value="0" calcext:value-type="percentage">
            <text:p>0.00%</text:p>
          </table:table-cell>
          <table:table-cell/>
          <table:table-cell office:value-type="float" office:value="189.5" calcext:value-type="float">
            <text:p>189.5</text:p>
          </table:table-cell>
          <table:table-cell office:value-type="float" office:value="191.8" calcext:value-type="float">
            <text:p>191.8</text:p>
          </table:table-cell>
          <table:table-cell table:style-name="ce1" table:formula="of:=ABS([.Q50]-[.R50])/(([.Q50]+[.R50])/2)" office:value-type="percentage" office:value="0.0120639916076581" calcext:value-type="percentage">
            <text:p>1.21%</text:p>
          </table:table-cell>
        </table:table-row>
        <table:table-row table:style-name="ro1">
          <table:table-cell table:number-columns-repeated="2" office:value-type="float" office:value="38.6" calcext:value-type="float">
            <text:p>38.6</text:p>
          </table:table-cell>
          <table:table-cell table:formula="of:=ABS([.B51]-[.A51])/(([.B51]+[.A51])/2)" office:value-type="percentage" office:value="0" calcext:value-type="percentage">
            <text:p>0.00%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83.8" calcext:value-type="float">
            <text:p>83.8</text:p>
          </table:table-cell>
          <table:table-cell table:formula="of:=ABS([.F51]-[.E51])/(([.E51]+[.F51])/2)" office:value-type="percentage" office:value="0.0401704199634814" calcext:value-type="percentage">
            <text:p>4.02%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.4" calcext:value-type="float">
            <text:p>63.4</text:p>
          </table:table-cell>
          <table:table-cell table:formula="of:=ABS([.I51]-[.J51])/(([.I51]+[.J51])/2)" office:value-type="percentage" office:value="0.00941915227629515" calcext:value-type="percentage">
            <text:p>0.94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51]-[.N51])/(([.M51]+[.N51])/2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Prosjek: 1.15%</text:p>
          </table:table-cell>
        </table:table-row>
        <table:table-row table:style-name="ro1">
          <table:table-cell table:number-columns-repeated="2" office:value-type="float" office:value="60.8" calcext:value-type="float">
            <text:p>60.8</text:p>
          </table:table-cell>
          <table:table-cell table:formula="of:=ABS([.B52]-[.A52])/(([.B52]+[.A52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77.7" calcext:value-type="float">
            <text:p>77.7</text:p>
          </table:table-cell>
          <table:table-cell table:formula="of:=ABS([.F52]-[.E52])/(([.E52]+[.F52])/2)" office:value-type="percentage" office:value="0" calcext:value-type="percentage">
            <text:p>0.00%</text:p>
          </table:table-cell>
          <table:table-cell/>
          <table:table-cell office:value-type="float" office:value="63.8" calcext:value-type="float">
            <text:p>63.8</text:p>
          </table:table-cell>
          <table:table-cell office:value-type="float" office:value="63.4" calcext:value-type="float">
            <text:p>63.4</text:p>
          </table:table-cell>
          <table:table-cell table:formula="of:=ABS([.I52]-[.J52])/(([.I52]+[.J52])/2)" office:value-type="percentage" office:value="0.00628930817610061" calcext:value-type="percentage">
            <text:p>0.63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52]-[.N52])/(([.M52]+[.N52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5.6" calcext:value-type="float">
            <text:p>75.6</text:p>
          </table:table-cell>
          <table:table-cell table:formula="of:=ABS([.B53]-[.A53])/(([.B53]+[.A53])/2)" office:value-type="percentage" office:value="0" calcext:value-type="percentage">
            <text:p>0.00%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float" office:value="72.5" calcext:value-type="float">
            <text:p>72.5</text:p>
          </table:table-cell>
          <table:table-cell table:formula="of:=ABS([.F53]-[.E53])/(([.E53]+[.F53])/2)" office:value-type="percentage" office:value="0.00276243093922656" calcext:value-type="percentage">
            <text:p>0.28%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8.3" calcext:value-type="float">
            <text:p>58.3</text:p>
          </table:table-cell>
          <table:table-cell table:formula="of:=ABS([.I53]-[.J53])/(([.I53]+[.J53])/2)" office:value-type="percentage" office:value="0.0119352088661552" calcext:value-type="percentage">
            <text:p>1.19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53]-[.N53])/(([.M53]+[.N53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ABS([.B54]-[.A54])/(([.B54]+[.A54])/2)" office:value-type="percentage" office:value="0" calcext:value-type="percentage">
            <text:p>0.00%</text:p>
          </table:table-cell>
          <table:table-cell/>
          <table:table-cell office:value-type="float" office:value="84.3" calcext:value-type="float">
            <text:p>84.3</text:p>
          </table:table-cell>
          <table:table-cell office:value-type="float" office:value="84.7" calcext:value-type="float">
            <text:p>84.7</text:p>
          </table:table-cell>
          <table:table-cell table:formula="of:=ABS([.F54]-[.E54])/(([.E54]+[.F54])/2)" office:value-type="percentage" office:value="0.00473372781065095" calcext:value-type="percentage">
            <text:p>0.47%</text:p>
          </table:table-cell>
          <table:table-cell/>
          <table:table-cell office:value-type="float" office:value="74.1" calcext:value-type="float">
            <text:p>74.1</text:p>
          </table:table-cell>
          <table:table-cell office:value-type="float" office:value="73.9" calcext:value-type="float">
            <text:p>73.9</text:p>
          </table:table-cell>
          <table:table-cell table:formula="of:=ABS([.I54]-[.J54])/(([.I54]+[.J54])/2)" office:value-type="percentage" office:value="0.00270270270270255" calcext:value-type="percentage">
            <text:p>0.27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54]-[.N54])/(([.M54]+[.N54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7.6" calcext:value-type="float">
            <text:p>37.6</text:p>
          </table:table-cell>
          <table:table-cell table:formula="of:=ABS([.B55]-[.A55])/(([.B55]+[.A55])/2)" office:value-type="percentage" office:value="0" calcext:value-type="percentage">
            <text:p>0.00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.5" calcext:value-type="float">
            <text:p>83.5</text:p>
          </table:table-cell>
          <table:table-cell table:formula="of:=ABS([.F55]-[.E55])/(([.E55]+[.F55])/2)" office:value-type="percentage" office:value="0.0181268882175227" calcext:value-type="percentage">
            <text:p>1.81%</text:p>
          </table:table-cell>
          <table:table-cell/>
          <table:table-cell table:number-columns-repeated="2" office:value-type="float" office:value="81.2" calcext:value-type="float">
            <text:p>81.2</text:p>
          </table:table-cell>
          <table:table-cell table:formula="of:=ABS([.I55]-[.J55])/(([.I55]+[.J55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formula="of:=ABS([.M55]-[.N55])/(([.M55]+[.N55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5.1" calcext:value-type="float">
            <text:p>55.1</text:p>
          </table:table-cell>
          <table:table-cell table:formula="of:=ABS([.B56]-[.A56])/(([.B56]+[.A56])/2)" office:value-type="percentage" office:value="0" calcext:value-type="percentage">
            <text:p>0.00%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78.4" calcext:value-type="float">
            <text:p>78.4</text:p>
          </table:table-cell>
          <table:table-cell table:formula="of:=ABS([.F56]-[.E56])/(([.E56]+[.F56])/2)" office:value-type="percentage" office:value="0.0189513581806696" calcext:value-type="percentage">
            <text:p>1.90%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float" office:value="59.2" calcext:value-type="float">
            <text:p>59.2</text:p>
          </table:table-cell>
          <table:table-cell table:formula="of:=ABS([.I56]-[.J56])/(([.I56]+[.J56])/2)" office:value-type="percentage" office:value="0.00841042893187553" calcext:value-type="percentage">
            <text:p>0.84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56]-[.N56])/(([.M56]+[.N56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2.6" calcext:value-type="float">
            <text:p>42.6</text:p>
          </table:table-cell>
          <table:table-cell table:formula="of:=ABS([.B57]-[.A57])/(([.B57]+[.A57])/2)" office:value-type="percentage" office:value="0" calcext:value-type="percentage">
            <text:p>0.00%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  <table:table-cell table:formula="of:=ABS([.F57]-[.E57])/(([.E57]+[.F57])/2)" office:value-type="percentage" office:value="0.00807847663012121" calcext:value-type="percentage">
            <text:p>0.81%</text:p>
          </table:table-cell>
          <table:table-cell/>
          <table:table-cell office:value-type="float" office:value="94.6" calcext:value-type="float">
            <text:p>94.6</text:p>
          </table:table-cell>
          <table:table-cell office:value-type="float" office:value="94.7" calcext:value-type="float">
            <text:p>94.7</text:p>
          </table:table-cell>
          <table:table-cell table:formula="of:=ABS([.I57]-[.J57])/(([.I57]+[.J57])/2)" office:value-type="percentage" office:value="0.00105652403592191" calcext:value-type="percentage">
            <text:p>0.11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57]-[.N57])/(([.M57]+[.N57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.8" calcext:value-type="float">
            <text:p>38.8</text:p>
          </table:table-cell>
          <table:table-cell table:formula="of:=ABS([.B58]-[.A58])/(([.B58]+[.A58])/2)" office:value-type="percentage" office:value="0" calcext:value-type="percentage">
            <text:p>0.00%</text:p>
          </table:table-cell>
          <table:table-cell/>
          <table:table-cell office:value-type="float" office:value="84.6" calcext:value-type="float">
            <text:p>84.6</text:p>
          </table:table-cell>
          <table:table-cell office:value-type="float" office:value="87.1" calcext:value-type="float">
            <text:p>87.1</text:p>
          </table:table-cell>
          <table:table-cell table:formula="of:=ABS([.F58]-[.E58])/(([.E58]+[.F58])/2)" office:value-type="percentage" office:value="0.029120559114735" calcext:value-type="percentage">
            <text:p>2.91%</text:p>
          </table:table-cell>
          <table:table-cell/>
          <table:table-cell office:value-type="float" office:value="84.7" calcext:value-type="float">
            <text:p>84.7</text:p>
          </table:table-cell>
          <table:table-cell office:value-type="float" office:value="84.3" calcext:value-type="float">
            <text:p>84.3</text:p>
          </table:table-cell>
          <table:table-cell table:formula="of:=ABS([.I58]-[.J58])/(([.I58]+[.J58])/2)" office:value-type="percentage" office:value="0.00473372781065095" calcext:value-type="percentage">
            <text:p>0.47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58]-[.N58])/(([.M58]+[.N58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6.4" calcext:value-type="float">
            <text:p>26.4</text:p>
          </table:table-cell>
          <table:table-cell table:formula="of:=ABS([.B59]-[.A59])/(([.B59]+[.A59])/2)" office:value-type="percentage" office:value="0.00379506641366216" calcext:value-type="percentage">
            <text:p>0.38%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76.8" calcext:value-type="float">
            <text:p>76.8</text:p>
          </table:table-cell>
          <table:table-cell table:formula="of:=ABS([.F59]-[.E59])/(([.E59]+[.F59])/2)" office:value-type="percentage" office:value="0.0170715692711753" calcext:value-type="percentage">
            <text:p>1.71%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table:formula="of:=ABS([.I59]-[.J59])/(([.I59]+[.J59])/2)" office:value-type="percentage" office:value="0.00753768844221116" calcext:value-type="percentage">
            <text:p>0.75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59]-[.N59])/(([.M59]+[.N59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1.7" calcext:value-type="float">
            <text:p>31.7</text:p>
          </table:table-cell>
          <table:table-cell table:formula="of:=ABS([.B60]-[.A60])/(([.B60]+[.A60])/2)" office:value-type="percentage" office:value="0" calcext:value-type="percentage">
            <text:p>0.00%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8" calcext:value-type="float">
            <text:p>98</text:p>
          </table:table-cell>
          <table:table-cell table:formula="of:=ABS([.F60]-[.E60])/(([.E60]+[.F60])/2)" office:value-type="percentage" office:value="0.0374220374220374" calcext:value-type="percentage">
            <text:p>3.74%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float" office:value="76" calcext:value-type="float">
            <text:p>76</text:p>
          </table:table-cell>
          <table:table-cell table:formula="of:=ABS([.I60]-[.J60])/(([.I60]+[.J60])/2)" office:value-type="percentage" office:value="0.00263504611330702" calcext:value-type="percentage">
            <text:p>0.26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60]-[.N60])/(([.M60]+[.N60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53.1" calcext:value-type="float">
            <text:p>53.1</text:p>
          </table:table-cell>
          <table:table-cell table:formula="of:=ABS([.B61]-[.A61])/(([.B61]+[.A61])/2)" office:value-type="percentage" office:value="0.102970297029703" calcext:value-type="percentage">
            <text:p>10.30%</text:p>
          </table:table-cell>
          <table:table-cell/>
          <table:table-cell office:value-type="float" office:value="77.1" calcext:value-type="float">
            <text:p>77.1</text:p>
          </table:table-cell>
          <table:table-cell office:value-type="float" office:value="76.5" calcext:value-type="float">
            <text:p>76.5</text:p>
          </table:table-cell>
          <table:table-cell table:formula="of:=ABS([.F61]-[.E61])/(([.E61]+[.F61])/2)" office:value-type="percentage" office:value="0.00781249999999993" calcext:value-type="percentage">
            <text:p>0.78%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78" calcext:value-type="float">
            <text:p>78</text:p>
          </table:table-cell>
          <table:table-cell table:formula="of:=ABS([.I61]-[.J61])/(([.I61]+[.J61])/2)" office:value-type="percentage" office:value="0.00383877159309017" calcext:value-type="percentage">
            <text:p>0.38%</text:p>
          </table:table-cell>
          <table:table-cell/>
          <table:table-cell office:value-type="float" office:value="34.6" calcext:value-type="float">
            <text:p>34.6</text:p>
          </table:table-cell>
          <table:table-cell office:value-type="float" office:value="44.7" calcext:value-type="float">
            <text:p>44.7</text:p>
          </table:table-cell>
          <table:table-cell table:formula="of:=ABS([.M61]-[.N61])/(([.M61]+[.N61])/2)" office:value-type="percentage" office:value="0.254728877679697" calcext:value-type="percentage">
            <text:p>25.47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6.9" calcext:value-type="float">
            <text:p>56.9</text:p>
          </table:table-cell>
          <table:table-cell table:formula="of:=ABS([.B62]-[.A62])/(([.B62]+[.A62])/2)" office:value-type="percentage" office:value="0" calcext:value-type="percentage">
            <text:p>0.00%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table:formula="of:=ABS([.F62]-[.E62])/(([.E62]+[.F62])/2)" office:value-type="percentage" office:value="0.0215053763440861" calcext:value-type="percentage">
            <text:p>2.15%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60.1" calcext:value-type="float">
            <text:p>60.1</text:p>
          </table:table-cell>
          <table:table-cell table:formula="of:=ABS([.I62]-[.J62])/(([.I62]+[.J62])/2)" office:value-type="percentage" office:value="0.00993377483443711" calcext:value-type="percentage">
            <text:p>0.99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62]-[.N62])/(([.M62]+[.N62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9.4" calcext:value-type="float">
            <text:p>59.4</text:p>
          </table:table-cell>
          <table:table-cell table:formula="of:=ABS([.B63]-[.A63])/(([.B63]+[.A63])/2)" office:value-type="percentage" office:value="0" calcext:value-type="percentage">
            <text:p>0.00%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76.6" calcext:value-type="float">
            <text:p>76.6</text:p>
          </table:table-cell>
          <table:table-cell table:formula="of:=ABS([.F63]-[.E63])/(([.E63]+[.F63])/2)" office:value-type="percentage" office:value="0.0144641683103221" calcext:value-type="percentage">
            <text:p>1.45%</text:p>
          </table:table-cell>
          <table:table-cell/>
          <table:table-cell office:value-type="float" office:value="62.1" calcext:value-type="float">
            <text:p>62.1</text:p>
          </table:table-cell>
          <table:table-cell office:value-type="float" office:value="61.8" calcext:value-type="float">
            <text:p>61.8</text:p>
          </table:table-cell>
          <table:table-cell table:formula="of:=ABS([.I63]-[.J63])/(([.I63]+[.J63])/2)" office:value-type="percentage" office:value="0.00484261501210661" calcext:value-type="percentage">
            <text:p>0.48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63]-[.N63])/(([.M63]+[.N63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4.5" calcext:value-type="float">
            <text:p>64.5</text:p>
          </table:table-cell>
          <table:table-cell table:formula="of:=ABS([.B64]-[.A64])/(([.B64]+[.A64])/2)" office:value-type="percentage" office:value="0" calcext:value-type="percentage">
            <text:p>0.00%</text:p>
          </table:table-cell>
          <table:table-cell/>
          <table:table-cell office:value-type="float" office:value="78.8" calcext:value-type="float">
            <text:p>78.8</text:p>
          </table:table-cell>
          <table:table-cell office:value-type="float" office:value="79.1" calcext:value-type="float">
            <text:p>79.1</text:p>
          </table:table-cell>
          <table:table-cell table:formula="of:=ABS([.F64]-[.E64])/(([.E64]+[.F64])/2)" office:value-type="percentage" office:value="0.00379987333755538" calcext:value-type="percentage">
            <text:p>0.38%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50.8" calcext:value-type="float">
            <text:p>50.8</text:p>
          </table:table-cell>
          <table:table-cell table:formula="of:=ABS([.I64]-[.J64])/(([.I64]+[.J64])/2)" office:value-type="percentage" office:value="0.0136852394916912" calcext:value-type="percentage">
            <text:p>1.37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64]-[.N64])/(([.M64]+[.N64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5.6" calcext:value-type="float">
            <text:p>35.6</text:p>
          </table:table-cell>
          <table:table-cell table:formula="of:=ABS([.B65]-[.A65])/(([.B65]+[.A65])/2)" office:value-type="percentage" office:value="0.0808625336927224" calcext:value-type="percentage">
            <text:p>8.09%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float" office:value="73.8" calcext:value-type="float">
            <text:p>73.8</text:p>
          </table:table-cell>
          <table:table-cell table:formula="of:=ABS([.F65]-[.E65])/(([.E65]+[.F65])/2)" office:value-type="percentage" office:value="0.00953029271613347" calcext:value-type="percentage">
            <text:p>0.95%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68.9" calcext:value-type="float">
            <text:p>68.9</text:p>
          </table:table-cell>
          <table:table-cell table:formula="of:=ABS([.I65]-[.J65])/(([.I65]+[.J65])/2)" office:value-type="percentage" office:value="0.00145243282498197" calcext:value-type="percentage">
            <text:p>0.15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65]-[.N65])/(([.M65]+[.N65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8.6" calcext:value-type="float">
            <text:p>58.6</text:p>
          </table:table-cell>
          <table:table-cell table:formula="of:=ABS([.B66]-[.A66])/(([.B66]+[.A66])/2)" office:value-type="percentage" office:value="0" calcext:value-type="percentage">
            <text:p>0.00%</text:p>
          </table:table-cell>
          <table:table-cell/>
          <table:table-cell office:value-type="float" office:value="86.1" calcext:value-type="float">
            <text:p>86.1</text:p>
          </table:table-cell>
          <table:table-cell office:value-type="float" office:value="87.9" calcext:value-type="float">
            <text:p>87.9</text:p>
          </table:table-cell>
          <table:table-cell table:formula="of:=ABS([.F66]-[.E66])/(([.E66]+[.F66])/2)" office:value-type="percentage" office:value="0.0206896551724139" calcext:value-type="percentage">
            <text:p>2.07%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float" office:value="59.2" calcext:value-type="float">
            <text:p>59.2</text:p>
          </table:table-cell>
          <table:table-cell table:formula="of:=ABS([.I66]-[.J66])/(([.I66]+[.J66])/2)" office:value-type="percentage" office:value="0.00337268128161882" calcext:value-type="percentage">
            <text:p>0.34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66]-[.N66])/(([.M66]+[.N66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.9" calcext:value-type="float">
            <text:p>38.9</text:p>
          </table:table-cell>
          <table:table-cell table:formula="of:=ABS([.B67]-[.A67])/(([.B67]+[.A67])/2)" office:value-type="percentage" office:value="0" calcext:value-type="percentage">
            <text:p>0.00%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79.1" calcext:value-type="float">
            <text:p>79.1</text:p>
          </table:table-cell>
          <table:table-cell table:formula="of:=ABS([.F67]-[.E67])/(([.E67]+[.F67])/2)" office:value-type="percentage" office:value="0.0230179028132992" calcext:value-type="percentage">
            <text:p>2.30%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float" office:value="68.9" calcext:value-type="float">
            <text:p>68.9</text:p>
          </table:table-cell>
          <table:table-cell table:formula="of:=ABS([.I67]-[.J67])/(([.I67]+[.J67])/2)" office:value-type="percentage" office:value="0.00723065798987708" calcext:value-type="percentage">
            <text:p>0.72%</text:p>
          </table:table-cell>
          <table:table-cell/>
          <table:table-cell table:number-columns-repeated="2" office:value-type="float" office:value="56.6" calcext:value-type="float">
            <text:p>56.6</text:p>
          </table:table-cell>
          <table:table-cell table:formula="of:=ABS([.M67]-[.N67])/(([.M67]+[.N67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4.5" calcext:value-type="float">
            <text:p>34.5</text:p>
          </table:table-cell>
          <table:table-cell table:formula="of:=ABS([.B68]-[.A68])/(([.B68]+[.A68])/2)" office:value-type="percentage" office:value="0" calcext:value-type="percentage">
            <text:p>0.00%</text:p>
          </table:table-cell>
          <table:table-cell/>
          <table:table-cell office:value-type="float" office:value="75.9" calcext:value-type="float">
            <text:p>75.9</text:p>
          </table:table-cell>
          <table:table-cell office:value-type="float" office:value="77.5" calcext:value-type="float">
            <text:p>77.5</text:p>
          </table:table-cell>
          <table:table-cell table:formula="of:=ABS([.F68]-[.E68])/(([.E68]+[.F68])/2)" office:value-type="percentage" office:value="0.0208604954367665" calcext:value-type="percentage">
            <text:p>2.09%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83.1" calcext:value-type="float">
            <text:p>83.1</text:p>
          </table:table-cell>
          <table:table-cell table:formula="of:=ABS([.I68]-[.J68])/(([.I68]+[.J68])/2)" office:value-type="percentage" office:value="0.00360360360360374" calcext:value-type="percentage">
            <text:p>0.36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68]-[.N68])/(([.M68]+[.N68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1.8" calcext:value-type="float">
            <text:p>41.8</text:p>
          </table:table-cell>
          <table:table-cell table:formula="of:=ABS([.B69]-[.A69])/(([.B69]+[.A69])/2)" office:value-type="percentage" office:value="0" calcext:value-type="percentage">
            <text:p>0.00%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table:formula="of:=ABS([.F69]-[.E69])/(([.E69]+[.F69])/2)" office:value-type="percentage" office:value="0.00880088008800877" calcext:value-type="percentage">
            <text:p>0.88%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70.4" calcext:value-type="float">
            <text:p>70.4</text:p>
          </table:table-cell>
          <table:table-cell table:formula="of:=ABS([.I69]-[.J69])/(([.I69]+[.J69])/2)" office:value-type="percentage" office:value="0.00566572237960328" calcext:value-type="percentage">
            <text:p>0.57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69]-[.N69])/(([.M69]+[.N69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50" calcext:value-type="float">
            <text:p>50</text:p>
          </table:table-cell>
          <table:table-cell table:formula="of:=ABS([.B70]-[.A70])/(([.B70]+[.A70])/2)" office:value-type="percentage" office:value="0.00200200200200203" calcext:value-type="percentage">
            <text:p>0.20%</text:p>
          </table:table-cell>
          <table:table-cell/>
          <table:table-cell office:value-type="float" office:value="87.2" calcext:value-type="float">
            <text:p>87.2</text:p>
          </table:table-cell>
          <table:table-cell office:value-type="float" office:value="88.7" calcext:value-type="float">
            <text:p>88.7</text:p>
          </table:table-cell>
          <table:table-cell table:formula="of:=ABS([.F70]-[.E70])/(([.E70]+[.F70])/2)" office:value-type="percentage" office:value="0.0170551449687322" calcext:value-type="percentage">
            <text:p>1.71%</text:p>
          </table:table-cell>
          <table:table-cell/>
          <table:table-cell office:value-type="float" office:value="83.8" calcext:value-type="float">
            <text:p>83.8</text:p>
          </table:table-cell>
          <table:table-cell office:value-type="float" office:value="83.7" calcext:value-type="float">
            <text:p>83.7</text:p>
          </table:table-cell>
          <table:table-cell table:formula="of:=ABS([.I70]-[.J70])/(([.I70]+[.J70])/2)" office:value-type="percentage" office:value="0.0011940298507462" calcext:value-type="percentage">
            <text:p>0.12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70]-[.N70])/(([.M70]+[.N70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formula="of:=ABS([.B71]-[.A71])/(([.B71]+[.A71])/2)" office:value-type="percentage" office:value="0" calcext:value-type="percentage">
            <text:p>0.00%</text:p>
          </table:table-cell>
          <table:table-cell/>
          <table:table-cell office:value-type="float" office:value="75.4" calcext:value-type="float">
            <text:p>75.4</text:p>
          </table:table-cell>
          <table:table-cell office:value-type="float" office:value="76.5" calcext:value-type="float">
            <text:p>76.5</text:p>
          </table:table-cell>
          <table:table-cell table:formula="of:=ABS([.F71]-[.E71])/(([.E71]+[.F71])/2)" office:value-type="percentage" office:value="0.0144832126398946" calcext:value-type="percentage">
            <text:p>1.45%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71.1" calcext:value-type="float">
            <text:p>71.1</text:p>
          </table:table-cell>
          <table:table-cell table:formula="of:=ABS([.I71]-[.J71])/(([.I71]+[.J71])/2)" office:value-type="percentage" office:value="0.0111888111888113" calcext:value-type="percentage">
            <text:p>1.12%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table:formula="of:=ABS([.M71]-[.N71])/(([.M71]+[.N71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4.2" calcext:value-type="float">
            <text:p>34.2</text:p>
          </table:table-cell>
          <table:table-cell table:formula="of:=ABS([.B72]-[.A72])/(([.B72]+[.A72])/2)" office:value-type="percentage" office:value="0" calcext:value-type="percentage">
            <text:p>0.00%</text:p>
          </table:table-cell>
          <table:table-cell/>
          <table:table-cell office:value-type="float" office:value="77.7" calcext:value-type="float">
            <text:p>77.7</text:p>
          </table:table-cell>
          <table:table-cell office:value-type="float" office:value="80.5" calcext:value-type="float">
            <text:p>80.5</text:p>
          </table:table-cell>
          <table:table-cell table:formula="of:=ABS([.F72]-[.E72])/(([.E72]+[.F72])/2)" office:value-type="percentage" office:value="0.0353982300884955" calcext:value-type="percentage">
            <text:p>3.54%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float" office:value="85" calcext:value-type="float">
            <text:p>85</text:p>
          </table:table-cell>
          <table:table-cell table:formula="of:=ABS([.I72]-[.J72])/(([.I72]+[.J72])/2)" office:value-type="percentage" office:value="0.010532475131656" calcext:value-type="percentage">
            <text:p>1.05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72]-[.N72])/(([.M72]+[.N72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8.5" calcext:value-type="float">
            <text:p>18.5</text:p>
          </table:table-cell>
          <table:table-cell table:formula="of:=ABS([.B73]-[.A73])/(([.B73]+[.A73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73]-[.E73])/(([.E73]+[.F73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96.9" calcext:value-type="float">
            <text:p>96.9</text:p>
          </table:table-cell>
          <table:table-cell table:formula="of:=ABS([.I73]-[.J73])/(([.I73]+[.J73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formula="of:=ABS([.M73]-[.N73])/(([.M73]+[.N73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3.5" calcext:value-type="float">
            <text:p>23.5</text:p>
          </table:table-cell>
          <table:table-cell table:formula="of:=ABS([.B74]-[.A74])/(([.B74]+[.A74])/2)" office:value-type="percentage" office:value="0.00424628450106163" calcext:value-type="percentage">
            <text:p>0.42%</text:p>
          </table:table-cell>
          <table:table-cell/>
          <table:table-cell office:value-type="float" office:value="76.2" calcext:value-type="float">
            <text:p>76.2</text:p>
          </table:table-cell>
          <table:table-cell office:value-type="float" office:value="78.4" calcext:value-type="float">
            <text:p>78.4</text:p>
          </table:table-cell>
          <table:table-cell table:formula="of:=ABS([.F74]-[.E74])/(([.E74]+[.F74])/2)" office:value-type="percentage" office:value="0.0284605433376456" calcext:value-type="percentage">
            <text:p>2.85%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table:formula="of:=ABS([.I74]-[.J74])/(([.I74]+[.J74])/2)" office:value-type="percentage" office:value="0.0229555236728837" calcext:value-type="percentage">
            <text:p>2.30%</text:p>
          </table:table-cell>
          <table:table-cell/>
          <table:table-cell table:number-columns-repeated="2" office:value-type="float" office:value="69.3" calcext:value-type="float">
            <text:p>69.3</text:p>
          </table:table-cell>
          <table:table-cell table:formula="of:=ABS([.M74]-[.N74])/(([.M74]+[.N74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formula="of:=ABS([.B75]-[.A75])/(([.B75]+[.A75])/2)" office:value-type="percentage" office:value="0" calcext:value-type="percentage">
            <text:p>0.00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.4" calcext:value-type="float">
            <text:p>73.4</text:p>
          </table:table-cell>
          <table:table-cell table:formula="of:=ABS([.F75]-[.E75])/(([.E75]+[.F75])/2)" office:value-type="percentage" office:value="0.0192572214580468" calcext:value-type="percentage">
            <text:p>1.93%</text:p>
          </table:table-cell>
          <table:table-cell/>
          <table:table-cell office:value-type="float" office:value="55.9" calcext:value-type="float">
            <text:p>55.9</text:p>
          </table:table-cell>
          <table:table-cell office:value-type="float" office:value="55.6" calcext:value-type="float">
            <text:p>55.6</text:p>
          </table:table-cell>
          <table:table-cell table:formula="of:=ABS([.I75]-[.J75])/(([.I75]+[.J75])/2)" office:value-type="percentage" office:value="0.00538116591928246" calcext:value-type="percentage">
            <text:p>0.54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75]-[.N75])/(([.M75]+[.N75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0.5" calcext:value-type="float">
            <text:p>40.5</text:p>
          </table:table-cell>
          <table:table-cell table:formula="of:=ABS([.B76]-[.A76])/(([.B76]+[.A76])/2)" office:value-type="percentage" office:value="0" calcext:value-type="percentage">
            <text:p>0.00%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79.4" calcext:value-type="float">
            <text:p>79.4</text:p>
          </table:table-cell>
          <table:table-cell table:formula="of:=ABS([.F76]-[.E76])/(([.E76]+[.F76])/2)" office:value-type="percentage" office:value="0.0229299363057326" calcext:value-type="percentage">
            <text:p>2.29%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table:formula="of:=ABS([.I76]-[.J76])/(([.I76]+[.J76])/2)" office:value-type="percentage" office:value="0.00483675937122135" calcext:value-type="percentage">
            <text:p>0.48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76]-[.N76])/(([.M76]+[.N76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.7" calcext:value-type="float">
            <text:p>35.7</text:p>
          </table:table-cell>
          <table:table-cell table:formula="of:=ABS([.B77]-[.A77])/(([.B77]+[.A77])/2)" office:value-type="percentage" office:value="0" calcext:value-type="percentage">
            <text:p>0.00%</text:p>
          </table:table-cell>
          <table:table-cell/>
          <table:table-cell office:value-type="float" office:value="91.9" calcext:value-type="float">
            <text:p>91.9</text:p>
          </table:table-cell>
          <table:table-cell office:value-type="float" office:value="90.4" calcext:value-type="float">
            <text:p>90.4</text:p>
          </table:table-cell>
          <table:table-cell table:formula="of:=ABS([.F77]-[.E77])/(([.E77]+[.F77])/2)" office:value-type="percentage" office:value="0.0164563905650027" calcext:value-type="percentage">
            <text:p>1.65%</text:p>
          </table:table-cell>
          <table:table-cell/>
          <table:table-cell office:value-type="float" office:value="84.2" calcext:value-type="float">
            <text:p>84.2</text:p>
          </table:table-cell>
          <table:table-cell office:value-type="float" office:value="84.3" calcext:value-type="float">
            <text:p>84.3</text:p>
          </table:table-cell>
          <table:table-cell table:formula="of:=ABS([.I77]-[.J77])/(([.I77]+[.J77])/2)" office:value-type="percentage" office:value="0.00118694362017797" calcext:value-type="percentage">
            <text:p>0.12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77]-[.N77])/(([.M77]+[.N77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.7" calcext:value-type="float">
            <text:p>50.7</text:p>
          </table:table-cell>
          <table:table-cell table:formula="of:=ABS([.B78]-[.A78])/(([.B78]+[.A78])/2)" office:value-type="percentage" office:value="0" calcext:value-type="percentage">
            <text:p>0.00%</text:p>
          </table:table-cell>
          <table:table-cell/>
          <table:table-cell office:value-type="float" office:value="81.3" calcext:value-type="float">
            <text:p>81.3</text:p>
          </table:table-cell>
          <table:table-cell office:value-type="float" office:value="80.6" calcext:value-type="float">
            <text:p>80.6</text:p>
          </table:table-cell>
          <table:table-cell table:formula="of:=ABS([.F78]-[.E78])/(([.E78]+[.F78])/2)" office:value-type="percentage" office:value="0.00864731315626934" calcext:value-type="percentage">
            <text:p>0.86%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65" calcext:value-type="float">
            <text:p>65</text:p>
          </table:table-cell>
          <table:table-cell table:formula="of:=ABS([.I78]-[.J78])/(([.I78]+[.J78])/2)" office:value-type="percentage" office:value="0.0122324159021406" calcext:value-type="percentage">
            <text:p>1.22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78]-[.N78])/(([.M78]+[.N78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.2" calcext:value-type="float">
            <text:p>35.2</text:p>
          </table:table-cell>
          <table:table-cell table:formula="of:=ABS([.B79]-[.A79])/(([.B79]+[.A79])/2)" office:value-type="percentage" office:value="0" calcext:value-type="percentage">
            <text:p>0.00%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table:formula="of:=ABS([.F79]-[.E79])/(([.E79]+[.F79])/2)" office:value-type="percentage" office:value="0.00643776824034329" calcext:value-type="percentage">
            <text:p>0.64%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5.6" calcext:value-type="float">
            <text:p>85.6</text:p>
          </table:table-cell>
          <table:table-cell table:formula="of:=ABS([.I79]-[.J79])/(([.I79]+[.J79])/2)" office:value-type="percentage" office:value="0.00466200466200473" calcext:value-type="percentage">
            <text:p>0.47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79]-[.N79])/(([.M79]+[.N79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table:formula="of:=ABS([.B80]-[.A80])/(([.B80]+[.A80])/2)" office:value-type="percentage" office:value="0.00357781753130595" calcext:value-type="percentage">
            <text:p>0.36%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formula="of:=ABS([.F80]-[.E80])/(([.E80]+[.F80])/2)" office:value-type="percentage" office:value="0.00200200200200203" calcext:value-type="percentage">
            <text:p>0.20%</text:p>
          </table:table-cell>
          <table:table-cell/>
          <table:table-cell table:number-columns-repeated="2" office:value-type="float" office:value="84.3" calcext:value-type="float">
            <text:p>84.3</text:p>
          </table:table-cell>
          <table:table-cell table:formula="of:=ABS([.I80]-[.J80])/(([.I80]+[.J80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80]-[.N80])/(([.M80]+[.N80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9.3" calcext:value-type="float">
            <text:p>59.3</text:p>
          </table:table-cell>
          <table:table-cell table:formula="of:=ABS([.B81]-[.A81])/(([.B81]+[.A81])/2)" office:value-type="percentage" office:value="0" calcext:value-type="percentage">
            <text:p>0.00%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66.6" calcext:value-type="float">
            <text:p>66.6</text:p>
          </table:table-cell>
          <table:table-cell table:formula="of:=ABS([.F81]-[.E81])/(([.E81]+[.F81])/2)" office:value-type="percentage" office:value="0.00150262960180307" calcext:value-type="percentage">
            <text:p>0.15%</text:p>
          </table:table-cell>
          <table:table-cell/>
          <table:table-cell office:value-type="float" office:value="52.2" calcext:value-type="float">
            <text:p>52.2</text:p>
          </table:table-cell>
          <table:table-cell office:value-type="float" office:value="51.8" calcext:value-type="float">
            <text:p>51.8</text:p>
          </table:table-cell>
          <table:table-cell table:formula="of:=ABS([.I81]-[.J81])/(([.I81]+[.J81])/2)" office:value-type="percentage" office:value="0.0076923076923078" calcext:value-type="percentage">
            <text:p>0.77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81]-[.N81])/(([.M81]+[.N81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.6" calcext:value-type="float">
            <text:p>35.6</text:p>
          </table:table-cell>
          <table:table-cell table:formula="of:=ABS([.B82]-[.A82])/(([.B82]+[.A82])/2)" office:value-type="percentage" office:value="0" calcext:value-type="percentage">
            <text:p>0.00%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67.2" calcext:value-type="float">
            <text:p>67.2</text:p>
          </table:table-cell>
          <table:table-cell table:formula="of:=ABS([.F82]-[.E82])/(([.E82]+[.F82])/2)" office:value-type="percentage" office:value="0.025621703089676" calcext:value-type="percentage">
            <text:p>2.56%</text:p>
          </table:table-cell>
          <table:table-cell/>
          <table:table-cell office:value-type="float" office:value="73.8" calcext:value-type="float">
            <text:p>73.8</text:p>
          </table:table-cell>
          <table:table-cell office:value-type="float" office:value="73.9" calcext:value-type="float">
            <text:p>73.9</text:p>
          </table:table-cell>
          <table:table-cell table:formula="of:=ABS([.I82]-[.J82])/(([.I82]+[.J82])/2)" office:value-type="percentage" office:value="0.00135409614082611" calcext:value-type="percentage">
            <text:p>0.14%</text:p>
          </table:table-cell>
          <table:table-cell/>
          <table:table-cell table:number-columns-repeated="2" office:value-type="float" office:value="52.9" calcext:value-type="float">
            <text:p>52.9</text:p>
          </table:table-cell>
          <table:table-cell table:formula="of:=ABS([.M82]-[.N82])/(([.M82]+[.N82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6.5" calcext:value-type="float">
            <text:p>36.5</text:p>
          </table:table-cell>
          <table:table-cell table:formula="of:=ABS([.B83]-[.A83])/(([.B83]+[.A83])/2)" office:value-type="percentage" office:value="0.00274348422496575" calcext:value-type="percentage">
            <text:p>0.27%</text:p>
          </table:table-cell>
          <table:table-cell/>
          <table:table-cell table:number-columns-repeated="2" office:value-type="float" office:value="98.6" calcext:value-type="float">
            <text:p>98.6</text:p>
          </table:table-cell>
          <table:table-cell table:formula="of:=ABS([.F83]-[.E83])/(([.E83]+[.F83])/2)" office:value-type="percentage" office:value="0" calcext:value-type="percentage">
            <text:p>0.00%</text:p>
          </table:table-cell>
          <table:table-cell/>
          <table:table-cell office:value-type="float" office:value="89.2" calcext:value-type="float">
            <text:p>89.2</text:p>
          </table:table-cell>
          <table:table-cell office:value-type="float" office:value="89.1" calcext:value-type="float">
            <text:p>89.1</text:p>
          </table:table-cell>
          <table:table-cell table:formula="of:=ABS([.I83]-[.J83])/(([.I83]+[.J83])/2)" office:value-type="percentage" office:value="0.00112170499158731" calcext:value-type="percentage">
            <text:p>0.11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83]-[.N83])/(([.M83]+[.N83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5.9" calcext:value-type="float">
            <text:p>25.9</text:p>
          </table:table-cell>
          <table:table-cell table:formula="of:=ABS([.B84]-[.A84])/(([.B84]+[.A84])/2)" office:value-type="percentage" office:value="0.0155642023346303" calcext:value-type="percentage">
            <text:p>1.56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84]-[.E84])/(([.E84]+[.F84])/2)" office:value-type="percentage" office:value="0" calcext:value-type="percentage">
            <text:p>0.00%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91.4" calcext:value-type="float">
            <text:p>91.4</text:p>
          </table:table-cell>
          <table:table-cell table:formula="of:=ABS([.I84]-[.J84])/(([.I84]+[.J84])/2)" office:value-type="percentage" office:value="0.00762942779291541" calcext:value-type="percentage">
            <text:p>0.76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84]-[.N84])/(([.M84]+[.N84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.1" calcext:value-type="float">
            <text:p>35.1</text:p>
          </table:table-cell>
          <table:table-cell table:formula="of:=ABS([.B85]-[.A85])/(([.B85]+[.A85])/2)" office:value-type="percentage" office:value="0" calcext:value-type="percentage">
            <text:p>0.00%</text:p>
          </table:table-cell>
          <table:table-cell/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table:formula="of:=ABS([.F85]-[.E85])/(([.E85]+[.F85])/2)" office:value-type="percentage" office:value="0.00874316939890723" calcext:value-type="percentage">
            <text:p>0.87%</text:p>
          </table:table-cell>
          <table:table-cell/>
          <table:table-cell office:value-type="float" office:value="89.4" calcext:value-type="float">
            <text:p>89.4</text:p>
          </table:table-cell>
          <table:table-cell office:value-type="float" office:value="89.1" calcext:value-type="float">
            <text:p>89.1</text:p>
          </table:table-cell>
          <table:table-cell table:formula="of:=ABS([.I85]-[.J85])/(([.I85]+[.J85])/2)" office:value-type="percentage" office:value="0.00336134453781525" calcext:value-type="percentage">
            <text:p>0.34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85]-[.N85])/(([.M85]+[.N85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2" calcext:value-type="float">
            <text:p>25.2</text:p>
          </table:table-cell>
          <table:table-cell table:formula="of:=ABS([.B86]-[.A86])/(([.B86]+[.A86])/2)" office:value-type="percentage" office:value="0.00796812749003981" calcext:value-type="percentage">
            <text:p>0.80%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  <table:table-cell table:formula="of:=ABS([.F86]-[.E86])/(([.E86]+[.F86])/2)" office:value-type="percentage" office:value="0.0263424518743667" calcext:value-type="percentage">
            <text:p>2.63%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table:formula="of:=ABS([.I86]-[.J86])/(([.I86]+[.J86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86]-[.N86])/(([.M86]+[.N86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4.2" calcext:value-type="float">
            <text:p>34.2</text:p>
          </table:table-cell>
          <table:table-cell table:formula="of:=ABS([.B87]-[.A87])/(([.B87]+[.A87])/2)" office:value-type="percentage" office:value="0.00292825768667647" calcext:value-type="percentage">
            <text:p>0.29%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table:formula="of:=ABS([.F87]-[.E87])/(([.E87]+[.F87])/2)" office:value-type="percentage" office:value="0.0050125313283208" calcext:value-type="percentage">
            <text:p>0.50%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float" office:value="85.6" calcext:value-type="float">
            <text:p>85.6</text:p>
          </table:table-cell>
          <table:table-cell table:formula="of:=ABS([.I87]-[.J87])/(([.I87]+[.J87])/2)" office:value-type="percentage" office:value="0.00349854227405261" calcext:value-type="percentage">
            <text:p>0.35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87]-[.N87])/(([.M87]+[.N87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5.3" calcext:value-type="float">
            <text:p>35.3</text:p>
          </table:table-cell>
          <table:table-cell table:formula="of:=ABS([.B88]-[.A88])/(([.B88]+[.A88])/2)" office:value-type="percentage" office:value="0.00283687943262395" calcext:value-type="percentage">
            <text:p>0.28%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.4" calcext:value-type="float">
            <text:p>80.4</text:p>
          </table:table-cell>
          <table:table-cell table:formula="of:=ABS([.F88]-[.E88])/(([.E88]+[.F88])/2)" office:value-type="percentage" office:value="0.0049875311720699" calcext:value-type="percentage">
            <text:p>0.50%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table:formula="of:=ABS([.I88]-[.J88])/(([.I88]+[.J88])/2)" office:value-type="percentage" office:value="0.00753768844221116" calcext:value-type="percentage">
            <text:p>0.75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88]-[.N88])/(([.M88]+[.N88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0.9" calcext:value-type="float">
            <text:p>40.9</text:p>
          </table:table-cell>
          <table:table-cell table:formula="of:=ABS([.B89]-[.A89])/(([.B89]+[.A89])/2)" office:value-type="percentage" office:value="0" calcext:value-type="percentage">
            <text:p>0.00%</text:p>
          </table:table-cell>
          <table:table-cell/>
          <table:table-cell office:value-type="float" office:value="94.2" calcext:value-type="float">
            <text:p>94.2</text:p>
          </table:table-cell>
          <table:table-cell office:value-type="float" office:value="97.6" calcext:value-type="float">
            <text:p>97.6</text:p>
          </table:table-cell>
          <table:table-cell table:formula="of:=ABS([.F89]-[.E89])/(([.E89]+[.F89])/2)" office:value-type="percentage" office:value="0.035453597497393" calcext:value-type="percentage">
            <text:p>3.55%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5" calcext:value-type="float">
            <text:p>85</text:p>
          </table:table-cell>
          <table:table-cell table:formula="of:=ABS([.I89]-[.J89])/(([.I89]+[.J89])/2)" office:value-type="percentage" office:value="0.00117577895355666" calcext:value-type="percentage">
            <text:p>0.12%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formula="of:=ABS([.M89]-[.N89])/(([.M89]+[.N89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1.7" calcext:value-type="float">
            <text:p>31.7</text:p>
          </table:table-cell>
          <table:table-cell table:formula="of:=ABS([.B90]-[.A90])/(([.B90]+[.A90])/2)" office:value-type="percentage" office:value="0" calcext:value-type="percentage">
            <text:p>0.00%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79" calcext:value-type="float">
            <text:p>79</text:p>
          </table:table-cell>
          <table:table-cell table:formula="of:=ABS([.F90]-[.E90])/(([.E90]+[.F90])/2)" office:value-type="percentage" office:value="0.00507614213197977" calcext:value-type="percentage">
            <text:p>0.51%</text:p>
          </table:table-cell>
          <table:table-cell/>
          <table:table-cell office:value-type="float" office:value="77.7" calcext:value-type="float">
            <text:p>77.7</text:p>
          </table:table-cell>
          <table:table-cell office:value-type="float" office:value="77.3" calcext:value-type="float">
            <text:p>77.3</text:p>
          </table:table-cell>
          <table:table-cell table:formula="of:=ABS([.I90]-[.J90])/(([.I90]+[.J90])/2)" office:value-type="percentage" office:value="0.00516129032258072" calcext:value-type="percentage">
            <text:p>0.52%</text:p>
          </table:table-cell>
          <table:table-cell/>
          <table:table-cell table:number-columns-repeated="2" office:value-type="float" office:value="44.7" calcext:value-type="float">
            <text:p>44.7</text:p>
          </table:table-cell>
          <table:table-cell table:formula="of:=ABS([.M90]-[.N90])/(([.M90]+[.N90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.6" calcext:value-type="float">
            <text:p>20.6</text:p>
          </table:table-cell>
          <table:table-cell table:formula="of:=ABS([.B91]-[.A91])/(([.B91]+[.A91])/2)" office:value-type="percentage" office:value="0" calcext:value-type="percentage">
            <text:p>0.00%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84.7" calcext:value-type="float">
            <text:p>84.7</text:p>
          </table:table-cell>
          <table:table-cell table:formula="of:=ABS([.F91]-[.E91])/(([.E91]+[.F91])/2)" office:value-type="percentage" office:value="0.00354819633353042" calcext:value-type="percentage">
            <text:p>0.35%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76" calcext:value-type="float">
            <text:p>76</text:p>
          </table:table-cell>
          <table:table-cell table:formula="of:=ABS([.I91]-[.J91])/(([.I91]+[.J91])/2)" office:value-type="percentage" office:value="0.00655737704918033" calcext:value-type="percentage">
            <text:p>0.66%</text:p>
          </table:table-cell>
          <table:table-cell/>
          <table:table-cell table:number-columns-repeated="2" office:value-type="float" office:value="44.7" calcext:value-type="float">
            <text:p>44.7</text:p>
          </table:table-cell>
          <table:table-cell table:formula="of:=ABS([.M91]-[.N91])/(([.M91]+[.N91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formula="of:=ABS([.B92]-[.A92])/(([.B92]+[.A92])/2)" office:value-type="percentage" office:value="0" calcext:value-type="percentage">
            <text:p>0.00%</text:p>
          </table:table-cell>
          <table:table-cell/>
          <table:table-cell office:value-type="float" office:value="84.6" calcext:value-type="float">
            <text:p>84.6</text:p>
          </table:table-cell>
          <table:table-cell office:value-type="float" office:value="83.4" calcext:value-type="float">
            <text:p>83.4</text:p>
          </table:table-cell>
          <table:table-cell table:formula="of:=ABS([.F92]-[.E92])/(([.E92]+[.F92])/2)" office:value-type="percentage" office:value="0.0142857142857142" calcext:value-type="percentage">
            <text:p>1.43%</text:p>
          </table:table-cell>
          <table:table-cell/>
          <table:table-cell office:value-type="float" office:value="86.2" calcext:value-type="float">
            <text:p>86.2</text:p>
          </table:table-cell>
          <table:table-cell office:value-type="float" office:value="85.6" calcext:value-type="float">
            <text:p>85.6</text:p>
          </table:table-cell>
          <table:table-cell table:formula="of:=ABS([.I92]-[.J92])/(([.I92]+[.J92])/2)" office:value-type="percentage" office:value="0.0069848661233994" calcext:value-type="percentage">
            <text:p>0.70%</text:p>
          </table:table-cell>
          <table:table-cell/>
          <table:table-cell table:number-columns-repeated="2" office:value-type="float" office:value="28.3" calcext:value-type="float">
            <text:p>28.3</text:p>
          </table:table-cell>
          <table:table-cell table:formula="of:=ABS([.M92]-[.N92])/(([.M92]+[.N92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7" calcext:value-type="float">
            <text:p>37</text:p>
          </table:table-cell>
          <table:table-cell table:formula="of:=ABS([.B93]-[.A93])/(([.B93]+[.A93])/2)" office:value-type="percentage" office:value="0.00270635994587284" calcext:value-type="percentage">
            <text:p>0.27%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80.6" calcext:value-type="float">
            <text:p>80.6</text:p>
          </table:table-cell>
          <table:table-cell table:formula="of:=ABS([.F93]-[.E93])/(([.E93]+[.F93])/2)" office:value-type="percentage" office:value="0.0263984915147705" calcext:value-type="percentage">
            <text:p>2.64%</text:p>
          </table:table-cell>
          <table:table-cell/>
          <table:table-cell office:value-type="float" office:value="71.1" calcext:value-type="float">
            <text:p>71.1</text:p>
          </table:table-cell>
          <table:table-cell office:value-type="float" office:value="70.4" calcext:value-type="float">
            <text:p>70.4</text:p>
          </table:table-cell>
          <table:table-cell table:formula="of:=ABS([.I93]-[.J93])/(([.I93]+[.J93])/2)" office:value-type="percentage" office:value="0.00989399293286203" calcext:value-type="percentage">
            <text:p>0.99%</text:p>
          </table:table-cell>
          <table:table-cell/>
          <table:table-cell table:number-columns-repeated="2" office:value-type="float" office:value="44.7" calcext:value-type="float">
            <text:p>44.7</text:p>
          </table:table-cell>
          <table:table-cell table:formula="of:=ABS([.M93]-[.N93])/(([.M93]+[.N93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1.7" calcext:value-type="float">
            <text:p>31.7</text:p>
          </table:table-cell>
          <table:table-cell table:formula="of:=ABS([.B94]-[.A94])/(([.B94]+[.A94])/2)" office:value-type="percentage" office:value="0" calcext:value-type="percentage">
            <text:p>0.00%</text:p>
          </table:table-cell>
          <table:table-cell/>
          <table:table-cell office:value-type="float" office:value="88.9" calcext:value-type="float">
            <text:p>88.9</text:p>
          </table:table-cell>
          <table:table-cell office:value-type="float" office:value="90.6" calcext:value-type="float">
            <text:p>90.6</text:p>
          </table:table-cell>
          <table:table-cell table:formula="of:=ABS([.F94]-[.E94])/(([.E94]+[.F94])/2)" office:value-type="percentage" office:value="0.0189415041782729" calcext:value-type="percentage">
            <text:p>1.89%</text:p>
          </table:table-cell>
          <table:table-cell/>
          <table:table-cell office:value-type="float" office:value="88.2" calcext:value-type="float">
            <text:p>88.2</text:p>
          </table:table-cell>
          <table:table-cell office:value-type="float" office:value="87.9" calcext:value-type="float">
            <text:p>87.9</text:p>
          </table:table-cell>
          <table:table-cell table:formula="of:=ABS([.I94]-[.J94])/(([.I94]+[.J94])/2)" office:value-type="percentage" office:value="0.00340715502555363" calcext:value-type="percentage">
            <text:p>0.34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94]-[.N94])/(([.M94]+[.N94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.3" calcext:value-type="float">
            <text:p>35.3</text:p>
          </table:table-cell>
          <table:table-cell table:formula="of:=ABS([.B95]-[.A95])/(([.B95]+[.A95])/2)" office:value-type="percentage" office:value="0" calcext:value-type="percentage">
            <text:p>0.00%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82.8" calcext:value-type="float">
            <text:p>82.8</text:p>
          </table:table-cell>
          <table:table-cell table:formula="of:=ABS([.F95]-[.E95])/(([.E95]+[.F95])/2)" office:value-type="percentage" office:value="0.0195121951219512" calcext:value-type="percentage">
            <text:p>1.95%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84.3" calcext:value-type="float">
            <text:p>84.3</text:p>
          </table:table-cell>
          <table:table-cell table:formula="of:=ABS([.I95]-[.J95])/(([.I95]+[.J95])/2)" office:value-type="percentage" office:value="0.00236966824644553" calcext:value-type="percentage">
            <text:p>0.24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95]-[.N95])/(([.M95]+[.N95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2.3" calcext:value-type="float">
            <text:p>52.3</text:p>
          </table:table-cell>
          <table:table-cell table:formula="of:=ABS([.B96]-[.A96])/(([.B96]+[.A96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F96]-[.E96])/(([.E96]+[.F96])/2)" office:value-type="percentage" office:value="0" calcext:value-type="percentage">
            <text:p>0.00%</text:p>
          </table:table-cell>
          <table:table-cell/>
          <table:table-cell office:value-type="float" office:value="90.9" calcext:value-type="float">
            <text:p>90.9</text:p>
          </table:table-cell>
          <table:table-cell office:value-type="float" office:value="90.8" calcext:value-type="float">
            <text:p>90.8</text:p>
          </table:table-cell>
          <table:table-cell table:formula="of:=ABS([.I96]-[.J96])/(([.I96]+[.J96])/2)" office:value-type="percentage" office:value="0.00110071546505238" calcext:value-type="percentage">
            <text:p>0.11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8.2" calcext:value-type="float">
            <text:p>58.2</text:p>
          </table:table-cell>
          <table:table-cell table:formula="of:=ABS([.B97]-[.A97])/(([.B97]+[.A97])/2)" office:value-type="percentage" office:value="0" calcext:value-type="percentage">
            <text:p>0.00%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table:formula="of:=ABS([.F97]-[.E97])/(([.E97]+[.F97])/2)" office:value-type="percentage" office:value="0.00426894343649953" calcext:value-type="percentage">
            <text:p>0.43%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1.9" calcext:value-type="float">
            <text:p>91.9</text:p>
          </table:table-cell>
          <table:table-cell table:formula="of:=ABS([.I97]-[.J97])/(([.I97]+[.J97])/2)" office:value-type="percentage" office:value="0.00542593597395551" calcext:value-type="percentage">
            <text:p>0.54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.6" calcext:value-type="float">
            <text:p>33.6</text:p>
          </table:table-cell>
          <table:table-cell table:formula="of:=ABS([.B98]-[.A98])/(([.B98]+[.A98])/2)" office:value-type="percentage" office:value="0" calcext:value-type="percentage">
            <text:p>0.00%</text:p>
          </table:table-cell>
          <table:table-cell/>
          <table:table-cell office:value-type="float" office:value="79.4" calcext:value-type="float">
            <text:p>79.4</text:p>
          </table:table-cell>
          <table:table-cell office:value-type="float" office:value="80" calcext:value-type="float">
            <text:p>80</text:p>
          </table:table-cell>
          <table:table-cell table:formula="of:=ABS([.F98]-[.E98])/(([.E98]+[.F98])/2)" office:value-type="percentage" office:value="0.00752823086574648" calcext:value-type="percentage">
            <text:p>0.75%</text:p>
          </table:table-cell>
          <table:table-cell/>
          <table:table-cell office:value-type="float" office:value="76.9" calcext:value-type="float">
            <text:p>76.9</text:p>
          </table:table-cell>
          <table:table-cell office:value-type="float" office:value="76" calcext:value-type="float">
            <text:p>76</text:p>
          </table:table-cell>
          <table:table-cell table:formula="of:=ABS([.I98]-[.J98])/(([.I98]+[.J98])/2)" office:value-type="percentage" office:value="0.011772400261609" calcext:value-type="percentage">
            <text:p>1.18%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formula="of:=ABS([.M98]-[.N98])/(([.M98]+[.N98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1.4" calcext:value-type="float">
            <text:p>31.4</text:p>
          </table:table-cell>
          <table:table-cell table:formula="of:=ABS([.B99]-[.A99])/(([.B99]+[.A99])/2)" office:value-type="percentage" office:value="0" calcext:value-type="percentage">
            <text:p>0.00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.9" calcext:value-type="float">
            <text:p>81.9</text:p>
          </table:table-cell>
          <table:table-cell table:formula="of:=ABS([.F99]-[.E99])/(([.E99]+[.F99])/2)" office:value-type="percentage" office:value="0.00122025625381323" calcext:value-type="percentage">
            <text:p>0.12%</text:p>
          </table:table-cell>
          <table:table-cell/>
          <table:table-cell office:value-type="float" office:value="87.2" calcext:value-type="float">
            <text:p>87.2</text:p>
          </table:table-cell>
          <table:table-cell office:value-type="float" office:value="87.3" calcext:value-type="float">
            <text:p>87.3</text:p>
          </table:table-cell>
          <table:table-cell table:formula="of:=ABS([.I99]-[.J99])/(([.I99]+[.J99])/2)" office:value-type="percentage" office:value="0.00114613180515753" calcext:value-type="percentage">
            <text:p>0.11%</text:p>
          </table:table-cell>
          <table:table-cell/>
          <table:table-cell table:number-columns-repeated="2" office:value-type="float" office:value="34.6" calcext:value-type="float">
            <text:p>34.6</text:p>
          </table:table-cell>
          <table:table-cell table:formula="of:=ABS([.M99]-[.N99])/(([.M99]+[.N99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.2" calcext:value-type="float">
            <text:p>26.2</text:p>
          </table:table-cell>
          <table:table-cell table:formula="of:=ABS([.B100]-[.A100])/(([.B100]+[.A100])/2)" office:value-type="percentage" office:value="0" calcext:value-type="percentage">
            <text:p>0.00%</text:p>
          </table:table-cell>
          <table:table-cell/>
          <table:table-cell office:value-type="float" office:value="66.7" calcext:value-type="float">
            <text:p>66.7</text:p>
          </table:table-cell>
          <table:table-cell office:value-type="float" office:value="66.4" calcext:value-type="float">
            <text:p>66.4</text:p>
          </table:table-cell>
          <table:table-cell table:formula="of:=ABS([.F100]-[.E100])/(([.E100]+[.F100])/2)" office:value-type="percentage" office:value="0.00450788880540942" calcext:value-type="percentage">
            <text:p>0.45%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75.3" calcext:value-type="float">
            <text:p>75.3</text:p>
          </table:table-cell>
          <table:table-cell table:formula="of:=ABS([.I100]-[.J100])/(([.I100]+[.J100])/2)" office:value-type="percentage" office:value="0.0275049115913557" calcext:value-type="percentage">
            <text:p>2.75%</text:p>
          </table:table-cell>
          <table:table-cell/>
          <table:table-cell table:number-columns-repeated="2" office:value-type="float" office:value="56.6" calcext:value-type="float">
            <text:p>56.6</text:p>
          </table:table-cell>
          <table:table-cell table:formula="of:=ABS([.M100]-[.N100])/(([.M100]+[.N100])/2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Prosjek: 0.68%</text:p>
          </table:table-cell>
          <table:table-cell table:number-columns-repeated="3"/>
          <table:table-cell table:style-name="Default" office:value-type="string" calcext:value-type="string">
            <text:p>Prosjek: 1.52%</text:p>
          </table:table-cell>
          <table:table-cell table:number-columns-repeated="3"/>
          <table:table-cell table:style-name="Default" office:value-type="string" calcext:value-type="string">
            <text:p>Prosjek: 0.73%</text:p>
          </table:table-cell>
          <table:table-cell table:number-columns-repeated="3"/>
          <table:table-cell table:style-name="Default" office:value-type="string" calcext:value-type="string">
            <text:p>Prosjek: 1.18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8:36:26.815496615</meta:creation-date>
    <meta:generator>LibreOffice/7.3.7.2$Linux_X86_64 LibreOffice_project/30$Build-2</meta:generator>
    <dc:date>2023-06-02T21:18:18.389844833</dc:date>
    <meta:editing-duration>PT2H31M2S</meta:editing-duration>
    <meta:editing-cycles>21</meta:editing-cycles>
    <meta:document-statistic meta:table-count="1" meta:cell-count="1355" meta:object-count="0"/>
  </office:meta>
</office:document-meta>
</file>